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in1" table:style-name="ta1" table:print-ranges="min1.AL39:min1.AL39">
        <table:shapes>
          <draw:frame draw:z-index="0" draw:style-name="gr1" draw:text-style-name="P1" svg:width="6.2988in" svg:height="3.5429in" svg:x="24.7724in" svg:y="1.2835in">
            <draw:object draw:notify-on-update-of-ranges="min1.S6:min1.S24 min1.R6:min1.R24 min1.AA6:min1.AA24 min1.Z6:min1.Z24 min1.W6:min1.W24 min1.V6:min1.V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16"/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Min = 1</text:p>
          </table:table-cell>
          <table:table-cell table:number-columns-repeated="3"/>
          <table:table-cell office:value-type="string" calcext:value-type="string">
            <text:p>Min = 1</text:p>
          </table:table-cell>
          <table:table-cell table:number-columns-repeated="3"/>
          <table:table-cell office:value-type="string" calcext:value-type="string">
            <text:p>Min = 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Max = 6</text:p>
          </table:table-cell>
          <table:table-cell table:number-columns-repeated="3"/>
          <table:table-cell office:value-type="string" calcext:value-type="string">
            <text:p>Max = 7</text:p>
          </table:table-cell>
          <table:table-cell table:number-columns-repeated="3"/>
          <table:table-cell office:value-type="string" calcext:value-type="string">
            <text:p>Max = 8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6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206.864890357174" calcext:value-type="float">
            <text:p>206.8648903572</text:p>
          </table:table-cell>
          <table:table-cell office:value-type="float" office:value="0.426276792239088" calcext:value-type="float">
            <text:p>0.42627679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8.36982638366" calcext:value-type="float">
            <text:p>208.3698263837</text:p>
          </table:table-cell>
          <table:table-cell office:value-type="float" office:value="0.42651369108836" calcext:value-type="float">
            <text:p>0.42651369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425798981385099" calcext:value-type="float">
            <text:p>0.4257989814</text:p>
          </table:table-cell>
        </table:table-row>
        <table:table-row table:style-name="ro1">
          <table:table-cell table:number-columns-repeated="16"/>
          <table:table-cell office:value-type="float" office:value="150" calcext:value-type="float">
            <text:p>150</text:p>
          </table:table-cell>
          <table:table-cell office:value-type="float" office:value="331.832878410792" calcext:value-type="float">
            <text:p>331.8328784108</text:p>
          </table:table-cell>
          <table:table-cell office:value-type="float" office:value="0.374780008547302" calcext:value-type="float">
            <text:p>0.37478000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4.918482884488" calcext:value-type="float">
            <text:p>334.9184828845</text:p>
          </table:table-cell>
          <table:table-cell office:value-type="float" office:value="0.380493098534006" calcext:value-type="float">
            <text:p>0.38049309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380295730042662" calcext:value-type="float">
            <text:p>0.38029573</text:p>
          </table:table-cell>
        </table:table-row>
        <table:table-row table:style-name="ro1">
          <table:table-cell table:number-columns-repeated="16"/>
          <table:table-cell office:value-type="float" office:value="200" calcext:value-type="float">
            <text:p>200</text:p>
          </table:table-cell>
          <table:table-cell office:value-type="float" office:value="421.428846534806" calcext:value-type="float">
            <text:p>421.4288465348</text:p>
          </table:table-cell>
          <table:table-cell office:value-type="float" office:value="0.358206424434732" calcext:value-type="float">
            <text:p>0.35820642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6.473673410827" calcext:value-type="float">
            <text:p>426.4736734108</text:p>
          </table:table-cell>
          <table:table-cell office:value-type="float" office:value="0.357083519796023" calcext:value-type="float">
            <text:p>0.35708351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356834593784073" calcext:value-type="float">
            <text:p>0.3568345938</text:p>
          </table:table-cell>
        </table:table-row>
        <table:table-row table:style-name="ro1">
          <table:table-cell table:number-columns-repeated="16"/>
          <table:table-cell office:value-type="float" office:value="250" calcext:value-type="float">
            <text:p>250</text:p>
          </table:table-cell>
          <table:table-cell office:value-type="float" office:value="579.386496678656" calcext:value-type="float">
            <text:p>579.3864966787</text:p>
          </table:table-cell>
          <table:table-cell office:value-type="float" office:value="0.336660330304513" calcext:value-type="float">
            <text:p>0.336660330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94.638960167642" calcext:value-type="float">
            <text:p>594.6389601676</text:p>
          </table:table-cell>
          <table:table-cell office:value-type="float" office:value="0.347248176194554" calcext:value-type="float">
            <text:p>0.347248176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346507183050914" calcext:value-type="float">
            <text:p>0.3465071831</text:p>
          </table:table-cell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float" office:value="703.388529520687" calcext:value-type="float">
            <text:p>703.3885295207</text:p>
          </table:table-cell>
          <table:table-cell office:value-type="float" office:value="0.290659305879264" calcext:value-type="float">
            <text:p>0.290659305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18.049054434548" calcext:value-type="float">
            <text:p>718.0490544345</text:p>
          </table:table-cell>
          <table:table-cell office:value-type="float" office:value="0.290182134289679" calcext:value-type="float">
            <text:p>0.29018213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90143765205599" calcext:value-type="float">
            <text:p>0.2901437652</text:p>
          </table:table-cell>
        </table:table-row>
        <table:table-row table:style-name="ro1">
          <table:table-cell table:number-columns-repeated="16"/>
          <table:table-cell office:value-type="float" office:value="350" calcext:value-type="float">
            <text:p>350</text:p>
          </table:table-cell>
          <table:table-cell office:value-type="float" office:value="827.367714304818" calcext:value-type="float">
            <text:p>827.3677143048</text:p>
          </table:table-cell>
          <table:table-cell office:value-type="float" office:value="0.282980104177519" calcext:value-type="float">
            <text:p>0.282980104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48.844944866274" calcext:value-type="float">
            <text:p>848.8449448663</text:p>
          </table:table-cell>
          <table:table-cell office:value-type="float" office:value="0.279164723721671" calcext:value-type="float">
            <text:p>0.279164723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78164639725587" calcext:value-type="float">
            <text:p>0.2781646397</text:p>
          </table:table-cell>
        </table:table-row>
        <table:table-row table:style-name="ro1">
          <table:table-cell table:number-columns-repeated="16"/>
          <table:table-cell office:value-type="float" office:value="400" calcext:value-type="float">
            <text:p>400</text:p>
          </table:table-cell>
          <table:table-cell office:value-type="float" office:value="985.864567291857" calcext:value-type="float">
            <text:p>985.8645672919</text:p>
          </table:table-cell>
          <table:table-cell office:value-type="float" office:value="0.279646968494163" calcext:value-type="float">
            <text:p>0.27964696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11.14986555294" calcext:value-type="float">
            <text:p>1011.1498655529</text:p>
          </table:table-cell>
          <table:table-cell office:value-type="float" office:value="0.278920084210928" calcext:value-type="float">
            <text:p>0.278920084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78316362754528" calcext:value-type="float">
            <text:p>0.2783163628</text:p>
          </table:table-cell>
        </table:table-row>
        <table:table-row table:style-name="ro1">
          <table:table-cell table:number-columns-repeated="16"/>
          <table:table-cell office:value-type="float" office:value="450" calcext:value-type="float">
            <text:p>450</text:p>
          </table:table-cell>
          <table:table-cell office:value-type="float" office:value="969.175874029735" calcext:value-type="float">
            <text:p>969.1758740297</text:p>
          </table:table-cell>
          <table:table-cell office:value-type="float" office:value="0.274422990230703" calcext:value-type="float">
            <text:p>0.274422990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82.738964769074" calcext:value-type="float">
            <text:p>982.7389647691</text:p>
          </table:table-cell>
          <table:table-cell office:value-type="float" office:value="0.272417041821914" calcext:value-type="float">
            <text:p>0.272417041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71790364161908" calcext:value-type="float">
            <text:p>0.2717903642</text:p>
          </table:table-cell>
        </table:table-row>
        <table:table-row table:style-name="ro1">
          <table:table-cell table:number-columns-repeated="16"/>
          <table:table-cell office:value-type="float" office:value="500" calcext:value-type="float">
            <text:p>500</text:p>
          </table:table-cell>
          <table:table-cell office:value-type="float" office:value="1168.79820187967" calcext:value-type="float">
            <text:p>1168.7982018797</text:p>
          </table:table-cell>
          <table:table-cell office:value-type="float" office:value="0.290045065307254" calcext:value-type="float">
            <text:p>0.29004506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82.44597535471" calcext:value-type="float">
            <text:p>1182.4459753547</text:p>
          </table:table-cell>
          <table:table-cell office:value-type="float" office:value="0.289463295850299" calcext:value-type="float">
            <text:p>0.289463295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88818689785225" calcext:value-type="float">
            <text:p>0.2888186898</text:p>
          </table:table-cell>
        </table:table-row>
        <table:table-row table:style-name="ro1">
          <table:table-cell table:number-columns-repeated="16"/>
          <table:table-cell office:value-type="float" office:value="550" calcext:value-type="float">
            <text:p>550</text:p>
          </table:table-cell>
          <table:table-cell office:value-type="float" office:value="1239.97839964855" calcext:value-type="float">
            <text:p>1239.9783996486</text:p>
          </table:table-cell>
          <table:table-cell office:value-type="float" office:value="0.27066934645888" calcext:value-type="float">
            <text:p>0.270669346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69.50961486689" calcext:value-type="float">
            <text:p>1269.5096148669</text:p>
          </table:table-cell>
          <table:table-cell office:value-type="float" office:value="0.26976103722632" calcext:value-type="float">
            <text:p>0.269761037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69322391347846" calcext:value-type="float">
            <text:p>0.2693223913</text:p>
          </table:table-cell>
        </table:table-row>
        <table:table-row table:style-name="ro1">
          <table:table-cell table:number-columns-repeated="16"/>
          <table:table-cell office:value-type="float" office:value="600" calcext:value-type="float">
            <text:p>600</text:p>
          </table:table-cell>
          <table:table-cell office:value-type="float" office:value="1531.16375895281" calcext:value-type="float">
            <text:p>1531.1637589528</text:p>
          </table:table-cell>
          <table:table-cell office:value-type="float" office:value="0.231894950460701" calcext:value-type="float">
            <text:p>0.231894950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80.52674701604" calcext:value-type="float">
            <text:p>1580.526747016</text:p>
          </table:table-cell>
          <table:table-cell office:value-type="float" office:value="0.231339136369091" calcext:value-type="float">
            <text:p>0.23133913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231440583101001" calcext:value-type="float">
            <text:p>0.2314405831</text:p>
          </table:table-cell>
        </table:table-row>
        <table:table-row table:style-name="ro1">
          <table:table-cell table:number-columns-repeated="16"/>
          <table:table-cell office:value-type="float" office:value="650" calcext:value-type="float">
            <text:p>650</text:p>
          </table:table-cell>
          <table:table-cell office:value-type="float" office:value="1480.06348145474" calcext:value-type="float">
            <text:p>1480.0634814547</text:p>
          </table:table-cell>
          <table:table-cell office:value-type="float" office:value="0.236161974690846" calcext:value-type="float">
            <text:p>0.236161974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98.72763752136" calcext:value-type="float">
            <text:p>1498.7276375214</text:p>
          </table:table-cell>
          <table:table-cell office:value-type="float" office:value="0.235312062981884" calcext:value-type="float">
            <text:p>0.23531206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234400828940887" calcext:value-type="float">
            <text:p>0.2344008289</text:p>
          </table:table-cell>
        </table:table-row>
        <table:table-row table:style-name="ro1">
          <table:table-cell table:number-columns-repeated="16"/>
          <table:table-cell office:value-type="float" office:value="700" calcext:value-type="float">
            <text:p>700</text:p>
          </table:table-cell>
          <table:table-cell office:value-type="float" office:value="1703.04304564485" calcext:value-type="float">
            <text:p>1703.0430456449</text:p>
          </table:table-cell>
          <table:table-cell office:value-type="float" office:value="0.214082321473789" calcext:value-type="float">
            <text:p>0.214082321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60.4638986312" calcext:value-type="float">
            <text:p>1760.4638986312</text:p>
          </table:table-cell>
          <table:table-cell office:value-type="float" office:value="0.210789056445384" calcext:value-type="float">
            <text:p>0.210789056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210280993775282" calcext:value-type="float">
            <text:p>0.2102809938</text:p>
          </table:table-cell>
        </table:table-row>
        <table:table-row table:style-name="ro1">
          <table:table-cell table:number-columns-repeated="16"/>
          <table:table-cell office:value-type="float" office:value="750" calcext:value-type="float">
            <text:p>750</text:p>
          </table:table-cell>
          <table:table-cell office:value-type="float" office:value="1825.99717414667" calcext:value-type="float">
            <text:p>1825.9971741467</text:p>
          </table:table-cell>
          <table:table-cell office:value-type="float" office:value="0.217448920713472" calcext:value-type="float">
            <text:p>0.217448920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869.1725257738" calcext:value-type="float">
            <text:p>1869.1725257738</text:p>
          </table:table-cell>
          <table:table-cell office:value-type="float" office:value="0.215866126643445" calcext:value-type="float">
            <text:p>0.215866126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208815520977296" calcext:value-type="float">
            <text:p>0.208815521</text:p>
          </table:table-cell>
        </table:table-row>
        <table:table-row table:style-name="ro1">
          <table:table-cell table:number-columns-repeated="16"/>
          <table:table-cell office:value-type="float" office:value="800" calcext:value-type="float">
            <text:p>800</text:p>
          </table:table-cell>
          <table:table-cell office:value-type="float" office:value="2134.32758947539" calcext:value-type="float">
            <text:p>2134.3275894754</text:p>
          </table:table-cell>
          <table:table-cell office:value-type="float" office:value="0.20808162035456" calcext:value-type="float">
            <text:p>0.208081620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25.79668376212" calcext:value-type="float">
            <text:p>2225.7966837621</text:p>
          </table:table-cell>
          <table:table-cell office:value-type="float" office:value="0.203936109599182" calcext:value-type="float">
            <text:p>0.203936109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203660591672763" calcext:value-type="float">
            <text:p>0.2036605917</text:p>
          </table:table-cell>
        </table:table-row>
        <table:table-row table:style-name="ro1">
          <table:table-cell table:number-columns-repeated="16"/>
          <table:table-cell office:value-type="float" office:value="850" calcext:value-type="float">
            <text:p>850</text:p>
          </table:table-cell>
          <table:table-cell office:value-type="float" office:value="1917.15777843504" calcext:value-type="float">
            <text:p>1917.157778435</text:p>
          </table:table-cell>
          <table:table-cell office:value-type="float" office:value="0.243325697512603" calcext:value-type="float">
            <text:p>0.243325697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49.53553746148" calcext:value-type="float">
            <text:p>1949.5355374615</text:p>
          </table:table-cell>
          <table:table-cell office:value-type="float" office:value="0.243269714781346" calcext:value-type="float">
            <text:p>0.243269714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42958675260944" calcext:value-type="float">
            <text:p>0.2429586753</text:p>
          </table:table-cell>
        </table:table-row>
        <table:table-row table:style-name="ro1">
          <table:table-cell table:number-columns-repeated="16"/>
          <table:table-cell office:value-type="float" office:value="900" calcext:value-type="float">
            <text:p>900</text:p>
          </table:table-cell>
          <table:table-cell office:value-type="float" office:value="2385.84572038299" calcext:value-type="float">
            <text:p>2385.845720383</text:p>
          </table:table-cell>
          <table:table-cell office:value-type="float" office:value="0.199875538428009" calcext:value-type="float">
            <text:p>0.199875538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71.15832114518" calcext:value-type="float">
            <text:p>2471.1583211452</text:p>
          </table:table-cell>
          <table:table-cell office:value-type="float" office:value="0.198478338692315" calcext:value-type="float">
            <text:p>0.198478338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96952461680086" calcext:value-type="float">
            <text:p>0.1969524617</text:p>
          </table:table-cell>
        </table:table-row>
        <table:table-row table:style-name="ro1">
          <table:table-cell table:number-columns-repeated="16"/>
          <table:table-cell office:value-type="float" office:value="950" calcext:value-type="float">
            <text:p>950</text:p>
          </table:table-cell>
          <table:table-cell office:value-type="float" office:value="2129.11529944203" calcext:value-type="float">
            <text:p>2129.115299442</text:p>
          </table:table-cell>
          <table:table-cell office:value-type="float" office:value="0.239816485249587" calcext:value-type="float">
            <text:p>0.239816485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63.21358944962" calcext:value-type="float">
            <text:p>2163.2135894496</text:p>
          </table:table-cell>
          <table:table-cell office:value-type="float" office:value="0.239922144441934" calcext:value-type="float">
            <text:p>0.239922144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3955174060027" calcext:value-type="float">
            <text:p>0.2395517406</text:p>
          </table:table-cell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float" office:value="2569.52943048495" calcext:value-type="float">
            <text:p>2569.529430485</text:p>
          </table:table-cell>
          <table:table-cell office:value-type="float" office:value="0.188844711863069" calcext:value-type="float">
            <text:p>0.188844711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1.74717289605" calcext:value-type="float">
            <text:p>2641.7471728961</text:p>
          </table:table-cell>
          <table:table-cell office:value-type="float" office:value="0.187695683774913" calcext:value-type="float">
            <text:p>0.187695683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85650604178461" calcext:value-type="float">
            <text:p>0.185650604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206.864890357174" calcext:value-type="float">
            <text:p>206.8648903572</text:p>
          </table:table-cell>
          <table:table-cell office:value-type="float" office:value="0.388020623463149" calcext:value-type="float">
            <text:p>0.38802062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8.36982638366" calcext:value-type="float">
            <text:p>208.3698263837</text:p>
          </table:table-cell>
          <table:table-cell office:value-type="float" office:value="0.3881461636916" calcext:value-type="float">
            <text:p>0.38814616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387683384988678" calcext:value-type="float">
            <text:p>0.387683385</text:p>
          </table:table-cell>
        </table:table-row>
        <table:table-row table:style-name="ro1">
          <table:table-cell table:number-columns-repeated="16"/>
          <table:table-cell office:value-type="float" office:value="150" calcext:value-type="float">
            <text:p>150</text:p>
          </table:table-cell>
          <table:table-cell office:value-type="float" office:value="331.832878410792" calcext:value-type="float">
            <text:p>331.8328784108</text:p>
          </table:table-cell>
          <table:table-cell office:value-type="float" office:value="0.337501275572476" calcext:value-type="float">
            <text:p>0.33750127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4.918482884488" calcext:value-type="float">
            <text:p>334.9184828845</text:p>
          </table:table-cell>
          <table:table-cell office:value-type="float" office:value="0.342861613363965" calcext:value-type="float">
            <text:p>0.34286161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342641712897435" calcext:value-type="float">
            <text:p>0.3426417129</text:p>
          </table:table-cell>
        </table:table-row>
        <table:table-row table:style-name="ro1">
          <table:table-cell table:number-columns-repeated="16"/>
          <table:table-cell office:value-type="float" office:value="200" calcext:value-type="float">
            <text:p>200</text:p>
          </table:table-cell>
          <table:table-cell office:value-type="float" office:value="421.428846534806" calcext:value-type="float">
            <text:p>421.4288465348</text:p>
          </table:table-cell>
          <table:table-cell office:value-type="float" office:value="0.316934729817376" calcext:value-type="float">
            <text:p>0.31693472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6.473673410827" calcext:value-type="float">
            <text:p>426.4736734108</text:p>
          </table:table-cell>
          <table:table-cell office:value-type="float" office:value="0.317438468823598" calcext:value-type="float">
            <text:p>0.31743846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317161617029653" calcext:value-type="float">
            <text:p>0.317161617</text:p>
          </table:table-cell>
        </table:table-row>
        <table:table-row table:style-name="ro1">
          <table:table-cell table:number-columns-repeated="16"/>
          <table:table-cell office:value-type="float" office:value="250" calcext:value-type="float">
            <text:p>250</text:p>
          </table:table-cell>
          <table:table-cell office:value-type="float" office:value="579.386496678656" calcext:value-type="float">
            <text:p>579.3864966787</text:p>
          </table:table-cell>
          <table:table-cell office:value-type="float" office:value="0.300803471120567" calcext:value-type="float">
            <text:p>0.30080347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94.638960167642" calcext:value-type="float">
            <text:p>594.6389601676</text:p>
          </table:table-cell>
          <table:table-cell office:value-type="float" office:value="0.311279650687766" calcext:value-type="float">
            <text:p>0.31127965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310717001513628" calcext:value-type="float">
            <text:p>0.3107170015</text:p>
          </table:table-cell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float" office:value="703.388529520687" calcext:value-type="float">
            <text:p>703.3885295207</text:p>
          </table:table-cell>
          <table:table-cell office:value-type="float" office:value="0.264835447267517" calcext:value-type="float">
            <text:p>0.264835447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18.049054434548" calcext:value-type="float">
            <text:p>718.0490544345</text:p>
          </table:table-cell>
          <table:table-cell office:value-type="float" office:value="0.26487901906408" calcext:value-type="float">
            <text:p>0.26487901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64902289648637" calcext:value-type="float">
            <text:p>0.2649022896</text:p>
          </table:table-cell>
        </table:table-row>
        <table:table-row table:style-name="ro1">
          <table:table-cell table:number-columns-repeated="16"/>
          <table:table-cell office:value-type="float" office:value="350" calcext:value-type="float">
            <text:p>350</text:p>
          </table:table-cell>
          <table:table-cell office:value-type="float" office:value="827.367714304818" calcext:value-type="float">
            <text:p>827.3677143048</text:p>
          </table:table-cell>
          <table:table-cell office:value-type="float" office:value="0.250873076295783" calcext:value-type="float">
            <text:p>0.250873076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48.844944866274" calcext:value-type="float">
            <text:p>848.8449448663</text:p>
          </table:table-cell>
          <table:table-cell office:value-type="float" office:value="0.247970600607882" calcext:value-type="float">
            <text:p>0.247970600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47283697492471" calcext:value-type="float">
            <text:p>0.2472836975</text:p>
          </table:table-cell>
        </table:table-row>
        <table:table-row table:style-name="ro1">
          <table:table-cell table:number-columns-repeated="16"/>
          <table:table-cell office:value-type="float" office:value="400" calcext:value-type="float">
            <text:p>400</text:p>
          </table:table-cell>
          <table:table-cell office:value-type="float" office:value="985.864567291857" calcext:value-type="float">
            <text:p>985.8645672919</text:p>
          </table:table-cell>
          <table:table-cell office:value-type="float" office:value="0.251625295632849" calcext:value-type="float">
            <text:p>0.251625295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11.14986555294" calcext:value-type="float">
            <text:p>1011.1498655529</text:p>
          </table:table-cell>
          <table:table-cell office:value-type="float" office:value="0.251073024799117" calcext:value-type="float">
            <text:p>0.251073024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5051367414023" calcext:value-type="float">
            <text:p>0.2505136741</text:p>
          </table:table-cell>
        </table:table-row>
        <table:table-row table:style-name="ro1">
          <table:table-cell table:number-columns-repeated="16"/>
          <table:table-cell office:value-type="float" office:value="450" calcext:value-type="float">
            <text:p>450</text:p>
          </table:table-cell>
          <table:table-cell office:value-type="float" office:value="969.175874029735" calcext:value-type="float">
            <text:p>969.1758740297</text:p>
          </table:table-cell>
          <table:table-cell office:value-type="float" office:value="0.245293107766556" calcext:value-type="float">
            <text:p>0.245293107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82.738964769074" calcext:value-type="float">
            <text:p>982.7389647691</text:p>
          </table:table-cell>
          <table:table-cell office:value-type="float" office:value="0.244020184797955" calcext:value-type="float">
            <text:p>0.244020184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43564636913319" calcext:value-type="float">
            <text:p>0.2435646369</text:p>
          </table:table-cell>
        </table:table-row>
        <table:table-row table:style-name="ro1">
          <table:table-cell table:number-columns-repeated="16"/>
          <table:table-cell office:value-type="float" office:value="500" calcext:value-type="float">
            <text:p>500</text:p>
          </table:table-cell>
          <table:table-cell office:value-type="float" office:value="1168.79820187967" calcext:value-type="float">
            <text:p>1168.7982018797</text:p>
          </table:table-cell>
          <table:table-cell office:value-type="float" office:value="0.264180737057378" calcext:value-type="float">
            <text:p>0.26418073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82.44597535471" calcext:value-type="float">
            <text:p>1182.4459753547</text:p>
          </table:table-cell>
          <table:table-cell office:value-type="float" office:value="0.26397753785807" calcext:value-type="float">
            <text:p>0.26397753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63494120178699" calcext:value-type="float">
            <text:p>0.2634941202</text:p>
          </table:table-cell>
        </table:table-row>
        <table:table-row table:style-name="ro1">
          <table:table-cell table:number-columns-repeated="16"/>
          <table:table-cell office:value-type="float" office:value="550" calcext:value-type="float">
            <text:p>550</text:p>
          </table:table-cell>
          <table:table-cell office:value-type="float" office:value="1239.97839964855" calcext:value-type="float">
            <text:p>1239.9783996486</text:p>
          </table:table-cell>
          <table:table-cell office:value-type="float" office:value="0.24728260911274" calcext:value-type="float">
            <text:p>0.247282609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69.50961486689" calcext:value-type="float">
            <text:p>1269.5096148669</text:p>
          </table:table-cell>
          <table:table-cell office:value-type="float" office:value="0.246202765106759" calcext:value-type="float">
            <text:p>0.246202765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46362822325635" calcext:value-type="float">
            <text:p>0.2463628223</text:p>
          </table:table-cell>
        </table:table-row>
        <table:table-row table:style-name="ro1">
          <table:table-cell table:number-columns-repeated="16"/>
          <table:table-cell office:value-type="float" office:value="600" calcext:value-type="float">
            <text:p>600</text:p>
          </table:table-cell>
          <table:table-cell office:value-type="float" office:value="1531.16375895281" calcext:value-type="float">
            <text:p>1531.1637589528</text:p>
          </table:table-cell>
          <table:table-cell office:value-type="float" office:value="0.207826027704405" calcext:value-type="float">
            <text:p>0.20782602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80.52674701604" calcext:value-type="float">
            <text:p>1580.526747016</text:p>
          </table:table-cell>
          <table:table-cell office:value-type="float" office:value="0.20753416599611" calcext:value-type="float">
            <text:p>0.20753416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207672274768899" calcext:value-type="float">
            <text:p>0.2076722748</text:p>
          </table:table-cell>
        </table:table-row>
        <table:table-row table:style-name="ro1">
          <table:table-cell table:number-columns-repeated="16"/>
          <table:table-cell office:value-type="float" office:value="650" calcext:value-type="float">
            <text:p>650</text:p>
          </table:table-cell>
          <table:table-cell office:value-type="float" office:value="1480.06348145474" calcext:value-type="float">
            <text:p>1480.0634814547</text:p>
          </table:table-cell>
          <table:table-cell office:value-type="float" office:value="0.212130853163955" calcext:value-type="float">
            <text:p>0.21213085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98.72763752136" calcext:value-type="float">
            <text:p>1498.7276375214</text:p>
          </table:table-cell>
          <table:table-cell office:value-type="float" office:value="0.211638367124571" calcext:value-type="float">
            <text:p>0.211638367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210687666696723" calcext:value-type="float">
            <text:p>0.2106876667</text:p>
          </table:table-cell>
        </table:table-row>
        <table:table-row table:style-name="ro1">
          <table:table-cell table:number-columns-repeated="16"/>
          <table:table-cell office:value-type="float" office:value="700" calcext:value-type="float">
            <text:p>700</text:p>
          </table:table-cell>
          <table:table-cell office:value-type="float" office:value="1703.04304564485" calcext:value-type="float">
            <text:p>1703.0430456449</text:p>
          </table:table-cell>
          <table:table-cell office:value-type="float" office:value="0.192311382846943" calcext:value-type="float">
            <text:p>0.192311382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60.4638986312" calcext:value-type="float">
            <text:p>1760.4638986312</text:p>
          </table:table-cell>
          <table:table-cell office:value-type="float" office:value="0.189477473710186" calcext:value-type="float">
            <text:p>0.189477473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189126313722086" calcext:value-type="float">
            <text:p>0.1891263137</text:p>
          </table:table-cell>
        </table:table-row>
        <table:table-row table:style-name="ro1">
          <table:table-cell table:number-columns-repeated="16"/>
          <table:table-cell office:value-type="float" office:value="750" calcext:value-type="float">
            <text:p>750</text:p>
          </table:table-cell>
          <table:table-cell office:value-type="float" office:value="1825.99717414667" calcext:value-type="float">
            <text:p>1825.9971741467</text:p>
          </table:table-cell>
          <table:table-cell office:value-type="float" office:value="0.196968518134891" calcext:value-type="float">
            <text:p>0.196968518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869.1725257738" calcext:value-type="float">
            <text:p>1869.1725257738</text:p>
          </table:table-cell>
          <table:table-cell office:value-type="float" office:value="0.195477669127288" calcext:value-type="float">
            <text:p>0.195477669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188830778870424" calcext:value-type="float">
            <text:p>0.1888307789</text:p>
          </table:table-cell>
        </table:table-row>
        <table:table-row table:style-name="ro1">
          <table:table-cell table:number-columns-repeated="16"/>
          <table:table-cell office:value-type="float" office:value="800" calcext:value-type="float">
            <text:p>800</text:p>
          </table:table-cell>
          <table:table-cell office:value-type="float" office:value="2134.32758947539" calcext:value-type="float">
            <text:p>2134.3275894754</text:p>
          </table:table-cell>
          <table:table-cell office:value-type="float" office:value="0.190171954529776" calcext:value-type="float">
            <text:p>0.190171954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25.79668376212" calcext:value-type="float">
            <text:p>2225.7966837621</text:p>
          </table:table-cell>
          <table:table-cell office:value-type="float" office:value="0.186359263708745" calcext:value-type="float">
            <text:p>0.186359263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18612576055977" calcext:value-type="float">
            <text:p>0.1861257606</text:p>
          </table:table-cell>
        </table:table-row>
        <table:table-row table:style-name="ro1">
          <table:table-cell table:number-columns-repeated="16"/>
          <table:table-cell office:value-type="float" office:value="850" calcext:value-type="float">
            <text:p>850</text:p>
          </table:table-cell>
          <table:table-cell office:value-type="float" office:value="1917.15777843504" calcext:value-type="float">
            <text:p>1917.157778435</text:p>
          </table:table-cell>
          <table:table-cell office:value-type="float" office:value="0.225886427274114" calcext:value-type="float">
            <text:p>0.22588642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49.53553746148" calcext:value-type="float">
            <text:p>1949.5355374615</text:p>
          </table:table-cell>
          <table:table-cell office:value-type="float" office:value="0.225779434505132" calcext:value-type="float">
            <text:p>0.225779434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25435694379759" calcext:value-type="float">
            <text:p>0.2254356944</text:p>
          </table:table-cell>
        </table:table-row>
        <table:table-row table:style-name="ro1">
          <table:table-cell table:number-columns-repeated="16"/>
          <table:table-cell office:value-type="float" office:value="900" calcext:value-type="float">
            <text:p>900</text:p>
          </table:table-cell>
          <table:table-cell office:value-type="float" office:value="2385.84572038299" calcext:value-type="float">
            <text:p>2385.845720383</text:p>
          </table:table-cell>
          <table:table-cell office:value-type="float" office:value="0.18192417358143" calcext:value-type="float">
            <text:p>0.18192417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71.15832114518" calcext:value-type="float">
            <text:p>2471.1583211452</text:p>
          </table:table-cell>
          <table:table-cell office:value-type="float" office:value="0.180766128410635" calcext:value-type="float">
            <text:p>0.180766128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79692111734298" calcext:value-type="float">
            <text:p>0.1796921117</text:p>
          </table:table-cell>
        </table:table-row>
        <table:table-row table:style-name="ro1">
          <table:table-cell table:number-columns-repeated="16"/>
          <table:table-cell office:value-type="float" office:value="950" calcext:value-type="float">
            <text:p>950</text:p>
          </table:table-cell>
          <table:table-cell office:value-type="float" office:value="2129.11529944203" calcext:value-type="float">
            <text:p>2129.115299442</text:p>
          </table:table-cell>
          <table:table-cell office:value-type="float" office:value="0.221582400887843" calcext:value-type="float">
            <text:p>0.221582400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63.21358944962" calcext:value-type="float">
            <text:p>2163.2135894496</text:p>
          </table:table-cell>
          <table:table-cell office:value-type="float" office:value="0.221536828246748" calcext:value-type="float">
            <text:p>0.221536828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21300698791785" calcext:value-type="float">
            <text:p>0.2213006988</text:p>
          </table:table-cell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float" office:value="2569.52943048495" calcext:value-type="float">
            <text:p>2569.529430485</text:p>
          </table:table-cell>
          <table:table-cell office:value-type="float" office:value="0.171859227380768" calcext:value-type="float">
            <text:p>0.17185922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1.74717289605" calcext:value-type="float">
            <text:p>2641.7471728961</text:p>
          </table:table-cell>
          <table:table-cell office:value-type="float" office:value="0.170985196207697" calcext:value-type="float">
            <text:p>0.170985196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69374472702862" calcext:value-type="float">
            <text:p>0.169374472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206.864890357174" calcext:value-type="float">
            <text:p>206.8648903572</text:p>
          </table:table-cell>
          <table:table-cell office:value-type="float" office:value="0.331349256139773" calcext:value-type="float">
            <text:p>0.33134925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8.36982638366" calcext:value-type="float">
            <text:p>208.3698263837</text:p>
          </table:table-cell>
          <table:table-cell office:value-type="float" office:value="0.331325391846751" calcext:value-type="float">
            <text:p>0.33132539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331159118783226" calcext:value-type="float">
            <text:p>0.3311591188</text:p>
          </table:table-cell>
        </table:table-row>
        <table:table-row table:style-name="ro1">
          <table:table-cell table:number-columns-repeated="16"/>
          <table:table-cell office:value-type="float" office:value="150" calcext:value-type="float">
            <text:p>150</text:p>
          </table:table-cell>
          <table:table-cell office:value-type="float" office:value="331.832878410792" calcext:value-type="float">
            <text:p>331.8328784108</text:p>
          </table:table-cell>
          <table:table-cell office:value-type="float" office:value="0.289943258426818" calcext:value-type="float">
            <text:p>0.28994325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4.918482884488" calcext:value-type="float">
            <text:p>334.9184828845</text:p>
          </table:table-cell>
          <table:table-cell office:value-type="float" office:value="0.295247585633675" calcext:value-type="float">
            <text:p>0.29524758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294953017799917" calcext:value-type="float">
            <text:p>0.2949530178</text:p>
          </table:table-cell>
        </table:table-row>
        <table:table-row table:style-name="ro1">
          <table:table-cell table:number-columns-repeated="16"/>
          <table:table-cell office:value-type="float" office:value="200" calcext:value-type="float">
            <text:p>200</text:p>
          </table:table-cell>
          <table:table-cell office:value-type="float" office:value="421.428846534806" calcext:value-type="float">
            <text:p>421.4288465348</text:p>
          </table:table-cell>
          <table:table-cell office:value-type="float" office:value="0.275753397442263" calcext:value-type="float">
            <text:p>0.275753397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6.473673410827" calcext:value-type="float">
            <text:p>426.4736734108</text:p>
          </table:table-cell>
          <table:table-cell office:value-type="float" office:value="0.276322293806599" calcext:value-type="float">
            <text:p>0.276322293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276158728427487" calcext:value-type="float">
            <text:p>0.2761587284</text:p>
          </table:table-cell>
        </table:table-row>
        <table:table-row table:style-name="ro1">
          <table:table-cell table:number-columns-repeated="16"/>
          <table:table-cell office:value-type="float" office:value="250" calcext:value-type="float">
            <text:p>250</text:p>
          </table:table-cell>
          <table:table-cell office:value-type="float" office:value="579.386496678656" calcext:value-type="float">
            <text:p>579.3864966787</text:p>
          </table:table-cell>
          <table:table-cell office:value-type="float" office:value="0.263627738768422" calcext:value-type="float">
            <text:p>0.26362773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94.638960167642" calcext:value-type="float">
            <text:p>594.6389601676</text:p>
          </table:table-cell>
          <table:table-cell office:value-type="float" office:value="0.273961757781052" calcext:value-type="float">
            <text:p>0.273961757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273421542591021" calcext:value-type="float">
            <text:p>0.2734215426</text:p>
          </table:table-cell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float" office:value="703.388529520687" calcext:value-type="float">
            <text:p>703.3885295207</text:p>
          </table:table-cell>
          <table:table-cell office:value-type="float" office:value="0.231150892168053" calcext:value-type="float">
            <text:p>0.23115089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18.049054434548" calcext:value-type="float">
            <text:p>718.0490544345</text:p>
          </table:table-cell>
          <table:table-cell office:value-type="float" office:value="0.231600741634805" calcext:value-type="float">
            <text:p>0.23160074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31642652127202" calcext:value-type="float">
            <text:p>0.2316426521</text:p>
          </table:table-cell>
        </table:table-row>
        <table:table-row table:style-name="ro1">
          <table:table-cell table:number-columns-repeated="16"/>
          <table:table-cell office:value-type="float" office:value="350" calcext:value-type="float">
            <text:p>350</text:p>
          </table:table-cell>
          <table:table-cell office:value-type="float" office:value="827.367714304818" calcext:value-type="float">
            <text:p>827.3677143048</text:p>
          </table:table-cell>
          <table:table-cell office:value-type="float" office:value="0.218424604614167" calcext:value-type="float">
            <text:p>0.218424604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48.844944866274" calcext:value-type="float">
            <text:p>848.8449448663</text:p>
          </table:table-cell>
          <table:table-cell office:value-type="float" office:value="0.215858174174474" calcext:value-type="float">
            <text:p>0.215858174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15300198467096" calcext:value-type="float">
            <text:p>0.2153001985</text:p>
          </table:table-cell>
        </table:table-row>
        <table:table-row table:style-name="ro1">
          <table:table-cell table:number-columns-repeated="16"/>
          <table:table-cell office:value-type="float" office:value="400" calcext:value-type="float">
            <text:p>400</text:p>
          </table:table-cell>
          <table:table-cell office:value-type="float" office:value="985.864567291857" calcext:value-type="float">
            <text:p>985.8645672919</text:p>
          </table:table-cell>
          <table:table-cell office:value-type="float" office:value="0.221888375484622" calcext:value-type="float">
            <text:p>0.221888375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11.14986555294" calcext:value-type="float">
            <text:p>1011.1498655529</text:p>
          </table:table-cell>
          <table:table-cell office:value-type="float" office:value="0.221472845519365" calcext:value-type="float">
            <text:p>0.221472845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2115135184621" calcext:value-type="float">
            <text:p>0.2211513518</text:p>
          </table:table-cell>
        </table:table-row>
        <table:table-row table:style-name="ro1">
          <table:table-cell table:number-columns-repeated="16"/>
          <table:table-cell office:value-type="float" office:value="450" calcext:value-type="float">
            <text:p>450</text:p>
          </table:table-cell>
          <table:table-cell office:value-type="float" office:value="969.175874029735" calcext:value-type="float">
            <text:p>969.1758740297</text:p>
          </table:table-cell>
          <table:table-cell office:value-type="float" office:value="0.219260636806023" calcext:value-type="float">
            <text:p>0.219260636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82.738964769074" calcext:value-type="float">
            <text:p>982.7389647691</text:p>
          </table:table-cell>
          <table:table-cell office:value-type="float" office:value="0.218076604589472" calcext:value-type="float">
            <text:p>0.218076604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17838872002107" calcext:value-type="float">
            <text:p>0.217838872</text:p>
          </table:table-cell>
        </table:table-row>
        <table:table-row table:style-name="ro1">
          <table:table-cell table:number-columns-repeated="16"/>
          <table:table-cell office:value-type="float" office:value="500" calcext:value-type="float">
            <text:p>500</text:p>
          </table:table-cell>
          <table:table-cell office:value-type="float" office:value="1168.79820187967" calcext:value-type="float">
            <text:p>1168.7982018797</text:p>
          </table:table-cell>
          <table:table-cell office:value-type="float" office:value="0.2375384017687" calcext:value-type="float">
            <text:p>0.23753840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82.44597535471" calcext:value-type="float">
            <text:p>1182.4459753547</text:p>
          </table:table-cell>
          <table:table-cell office:value-type="float" office:value="0.237401949780879" calcext:value-type="float">
            <text:p>0.237401949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36930810757843" calcext:value-type="float">
            <text:p>0.2369308108</text:p>
          </table:table-cell>
        </table:table-row>
        <table:table-row table:style-name="ro1">
          <table:table-cell table:number-columns-repeated="16"/>
          <table:table-cell office:value-type="float" office:value="550" calcext:value-type="float">
            <text:p>550</text:p>
          </table:table-cell>
          <table:table-cell office:value-type="float" office:value="1239.97839964855" calcext:value-type="float">
            <text:p>1239.9783996486</text:p>
          </table:table-cell>
          <table:table-cell office:value-type="float" office:value="0.223205017734887" calcext:value-type="float">
            <text:p>0.223205017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69.50961486689" calcext:value-type="float">
            <text:p>1269.5096148669</text:p>
          </table:table-cell>
          <table:table-cell office:value-type="float" office:value="0.222486916929301" calcext:value-type="float">
            <text:p>0.222486916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22708120569757" calcext:value-type="float">
            <text:p>0.2227081206</text:p>
          </table:table-cell>
        </table:table-row>
        <table:table-row table:style-name="ro1">
          <table:table-cell table:number-columns-repeated="16"/>
          <table:table-cell office:value-type="float" office:value="600" calcext:value-type="float">
            <text:p>600</text:p>
          </table:table-cell>
          <table:table-cell office:value-type="float" office:value="1531.16375895281" calcext:value-type="float">
            <text:p>1531.1637589528</text:p>
          </table:table-cell>
          <table:table-cell office:value-type="float" office:value="0.185113128665188" calcext:value-type="float">
            <text:p>0.185113128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80.52674701604" calcext:value-type="float">
            <text:p>1580.526747016</text:p>
          </table:table-cell>
          <table:table-cell office:value-type="float" office:value="0.185141797749734" calcext:value-type="float">
            <text:p>0.18514179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185298699858922" calcext:value-type="float">
            <text:p>0.1852986999</text:p>
          </table:table-cell>
        </table:table-row>
        <table:table-row table:style-name="ro1">
          <table:table-cell table:number-columns-repeated="16"/>
          <table:table-cell office:value-type="float" office:value="650" calcext:value-type="float">
            <text:p>650</text:p>
          </table:table-cell>
          <table:table-cell office:value-type="float" office:value="1480.06348145474" calcext:value-type="float">
            <text:p>1480.0634814547</text:p>
          </table:table-cell>
          <table:table-cell office:value-type="float" office:value="0.188665638118315" calcext:value-type="float">
            <text:p>0.188665638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98.72763752136" calcext:value-type="float">
            <text:p>1498.7276375214</text:p>
          </table:table-cell>
          <table:table-cell office:value-type="float" office:value="0.188119022203017" calcext:value-type="float">
            <text:p>0.188119022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187389837037009" calcext:value-type="float">
            <text:p>0.187389837</text:p>
          </table:table-cell>
        </table:table-row>
        <table:table-row table:style-name="ro1">
          <table:table-cell table:number-columns-repeated="16"/>
          <table:table-cell office:value-type="float" office:value="700" calcext:value-type="float">
            <text:p>700</text:p>
          </table:table-cell>
          <table:table-cell office:value-type="float" office:value="1703.04304564485" calcext:value-type="float">
            <text:p>1703.0430456449</text:p>
          </table:table-cell>
          <table:table-cell office:value-type="float" office:value="0.171723324805652" calcext:value-type="float">
            <text:p>0.171723324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60.4638986312" calcext:value-type="float">
            <text:p>1760.4638986312</text:p>
          </table:table-cell>
          <table:table-cell office:value-type="float" office:value="0.168885243975164" calcext:value-type="float">
            <text:p>0.16888524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168720701543702" calcext:value-type="float">
            <text:p>0.1687207015</text:p>
          </table:table-cell>
        </table:table-row>
        <table:table-row table:style-name="ro1">
          <table:table-cell table:number-columns-repeated="16"/>
          <table:table-cell office:value-type="float" office:value="750" calcext:value-type="float">
            <text:p>750</text:p>
          </table:table-cell>
          <table:table-cell office:value-type="float" office:value="1825.99717414667" calcext:value-type="float">
            <text:p>1825.9971741467</text:p>
          </table:table-cell>
          <table:table-cell office:value-type="float" office:value="0.176886333928499" calcext:value-type="float">
            <text:p>0.176886333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869.1725257738" calcext:value-type="float">
            <text:p>1869.1725257738</text:p>
          </table:table-cell>
          <table:table-cell office:value-type="float" office:value="0.175864265988604" calcext:value-type="float">
            <text:p>0.17586426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169687254645564" calcext:value-type="float">
            <text:p>0.1696872546</text:p>
          </table:table-cell>
        </table:table-row>
        <table:table-row table:style-name="ro1">
          <table:table-cell table:number-columns-repeated="16"/>
          <table:table-cell office:value-type="float" office:value="800" calcext:value-type="float">
            <text:p>800</text:p>
          </table:table-cell>
          <table:table-cell office:value-type="float" office:value="2134.32758947539" calcext:value-type="float">
            <text:p>2134.3275894754</text:p>
          </table:table-cell>
          <table:table-cell office:value-type="float" office:value="0.171011470419383" calcext:value-type="float">
            <text:p>0.171011470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25.79668376212" calcext:value-type="float">
            <text:p>2225.7966837621</text:p>
          </table:table-cell>
          <table:table-cell office:value-type="float" office:value="0.167577675793089" calcext:value-type="float">
            <text:p>0.167577675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16743292401145" calcext:value-type="float">
            <text:p>0.167432924</text:p>
          </table:table-cell>
        </table:table-row>
        <table:table-row table:style-name="ro1">
          <table:table-cell table:number-columns-repeated="16"/>
          <table:table-cell office:value-type="float" office:value="850" calcext:value-type="float">
            <text:p>850</text:p>
          </table:table-cell>
          <table:table-cell office:value-type="float" office:value="1917.15777843504" calcext:value-type="float">
            <text:p>1917.157778435</text:p>
          </table:table-cell>
          <table:table-cell office:value-type="float" office:value="0.205384736234584" calcext:value-type="float">
            <text:p>0.205384736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49.53553746148" calcext:value-type="float">
            <text:p>1949.5355374615</text:p>
          </table:table-cell>
          <table:table-cell office:value-type="float" office:value="0.205277080625405" calcext:value-type="float">
            <text:p>0.205277080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05142752459" calcext:value-type="float">
            <text:p>0.2051427525</text:p>
          </table:table-cell>
        </table:table-row>
        <table:table-row table:style-name="ro1">
          <table:table-cell table:number-columns-repeated="16"/>
          <table:table-cell office:value-type="float" office:value="900" calcext:value-type="float">
            <text:p>900</text:p>
          </table:table-cell>
          <table:table-cell office:value-type="float" office:value="2385.84572038299" calcext:value-type="float">
            <text:p>2385.845720383</text:p>
          </table:table-cell>
          <table:table-cell office:value-type="float" office:value="0.164594674961437" calcext:value-type="float">
            <text:p>0.16459467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71.15832114518" calcext:value-type="float">
            <text:p>2471.1583211452</text:p>
          </table:table-cell>
          <table:table-cell office:value-type="float" office:value="0.163421002674681" calcext:value-type="float">
            <text:p>0.16342100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62403582029988" calcext:value-type="float">
            <text:p>0.162403582</text:p>
          </table:table-cell>
        </table:table-row>
        <table:table-row table:style-name="ro1">
          <table:table-cell table:number-columns-repeated="16"/>
          <table:table-cell office:value-type="float" office:value="950" calcext:value-type="float">
            <text:p>950</text:p>
          </table:table-cell>
          <table:table-cell office:value-type="float" office:value="2129.11529944203" calcext:value-type="float">
            <text:p>2129.115299442</text:p>
          </table:table-cell>
          <table:table-cell office:value-type="float" office:value="0.202830503424809" calcext:value-type="float">
            <text:p>0.202830503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63.21358944962" calcext:value-type="float">
            <text:p>2163.2135894496</text:p>
          </table:table-cell>
          <table:table-cell office:value-type="float" office:value="0.203118905353508" calcext:value-type="float">
            <text:p>0.203118905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02998897966104" calcext:value-type="float">
            <text:p>0.202998898</text:p>
          </table:table-cell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float" office:value="2569.52943048495" calcext:value-type="float">
            <text:p>2569.529430485</text:p>
          </table:table-cell>
          <table:table-cell office:value-type="float" office:value="0.156103065123616" calcext:value-type="float">
            <text:p>0.156103065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1.74717289605" calcext:value-type="float">
            <text:p>2641.7471728961</text:p>
          </table:table-cell>
          <table:table-cell office:value-type="float" office:value="0.155229291350618" calcext:value-type="float">
            <text:p>0.15522929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53713059918592" calcext:value-type="float">
            <text:p>0.1537130599</text:p>
          </table:table-cell>
        </table:table-row>
      </table:table>
      <table:table table:name="min2" table:style-name="ta1">
        <table:shapes>
          <draw:frame draw:z-index="0" draw:style-name="gr1" draw:text-style-name="P1" svg:width="6.2988in" svg:height="3.5429in" svg:x="21.0689in" svg:y="0.5724in">
            <draw:object draw:notify-on-update-of-ranges="min2.N6:min2.N24 min2.O6:min2.O24 min2.N6:min2.N24 min2.W6:min2.W24 min2.N6:min2.N24 min2.S6:min2.S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21.7295in" svg:y="4.5732in">
            <draw:object draw:notify-on-update-of-ranges="min2.O26:min2.O44 min2.N26:min2.N44 min2.S26:min2.S44 min2.R26:min2.R44 min2.W26:min2.W44 min2.V26:min2.V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21.7602in" svg:y="9.1177in">
            <draw:object draw:notify-on-update-of-ranges="min2.O46:min2.O64 min2.N46:min2.N64 min2.S46:min2.S64 min2.R46:min2.R64 min2.W46:min2.W64 min2.V46:min2.V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number-columns-repeated="12"/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n = 2</text:p>
          </table:table-cell>
          <table:table-cell table:number-columns-repeated="3"/>
          <table:table-cell office:value-type="string" calcext:value-type="string">
            <text:p>Min = 2</text:p>
          </table:table-cell>
          <table:table-cell table:number-columns-repeated="3"/>
          <table:table-cell office:value-type="string" calcext:value-type="string">
            <text:p>Min = 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ax = 6</text:p>
          </table:table-cell>
          <table:table-cell table:number-columns-repeated="3"/>
          <table:table-cell office:value-type="string" calcext:value-type="string">
            <text:p>Max = 7</text:p>
          </table:table-cell>
          <table:table-cell table:number-columns-repeated="3"/>
          <table:table-cell office:value-type="string" calcext:value-type="string">
            <text:p>Max = 8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Printing</text:p>
          </table:table-cell>
          <table:table-cell office:value-type="string" calcext:value-type="string">
            <text:p>6 month</text:p>
          </table:table-cell>
          <table:table-cell table:number-columns-repeated="2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8.236452611889" calcext:value-type="float">
            <text:p>308.2364526119</text:p>
          </table:table-cell>
          <table:table-cell office:value-type="float" office:value="0.372333924285685" calcext:value-type="float">
            <text:p>0.37233392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2.599456331419" calcext:value-type="float">
            <text:p>312.5994563314</text:p>
          </table:table-cell>
          <table:table-cell office:value-type="float" office:value="0.374827622579726" calcext:value-type="float">
            <text:p>0.37482762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75033142576515" calcext:value-type="float">
            <text:p>0.3750331426</text:p>
          </table:table-cell>
        </table:table-row>
        <table:table-row table:style-name="ro1">
          <table:table-cell table:number-columns-repeated="12"/>
          <table:table-cell office:value-type="float" office:value="150" calcext:value-type="float">
            <text:p>150</text:p>
          </table:table-cell>
          <table:table-cell office:value-type="float" office:value="465.192166548273" calcext:value-type="float">
            <text:p>465.1921665483</text:p>
          </table:table-cell>
          <table:table-cell office:value-type="float" office:value="0.335229700547311" calcext:value-type="float">
            <text:p>0.33522970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0.979061148837" calcext:value-type="float">
            <text:p>470.9790611488</text:p>
          </table:table-cell>
          <table:table-cell office:value-type="float" office:value="0.342124785813929" calcext:value-type="float">
            <text:p>0.34212478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4218225409693" calcext:value-type="float">
            <text:p>0.3421822541</text:p>
          </table:table-cell>
        </table:table-row>
        <table:table-row table:style-name="ro1"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604.696875900232" calcext:value-type="float">
            <text:p>604.6968759002</text:p>
          </table:table-cell>
          <table:table-cell office:value-type="float" office:value="0.317839397784554" calcext:value-type="float">
            <text:p>0.31783939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2.881114209992" calcext:value-type="float">
            <text:p>612.88111421</text:p>
          </table:table-cell>
          <table:table-cell office:value-type="float" office:value="0.318995808157809" calcext:value-type="float">
            <text:p>0.31899580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320240686455648" calcext:value-type="float">
            <text:p>0.3202406865</text:p>
          </table:table-cell>
        </table:table-row>
        <table:table-row table:style-name="ro1">
          <table:table-cell table:number-columns-repeated="12"/>
          <table:table-cell office:value-type="float" office:value="250" calcext:value-type="float">
            <text:p>250</text:p>
          </table:table-cell>
          <table:table-cell office:value-type="float" office:value="794.311887892178" calcext:value-type="float">
            <text:p>794.3118878922</text:p>
          </table:table-cell>
          <table:table-cell office:value-type="float" office:value="0.294645074866591" calcext:value-type="float">
            <text:p>0.29464507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14.585643839742" calcext:value-type="float">
            <text:p>814.5856438397</text:p>
          </table:table-cell>
          <table:table-cell office:value-type="float" office:value="0.316603621108123" calcext:value-type="float">
            <text:p>0.31660362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315993575615006" calcext:value-type="float">
            <text:p>0.3159935756</text:p>
          </table:table-cell>
        </table:table-row>
        <table:table-row table:style-name="ro1"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977.976190893287" calcext:value-type="float">
            <text:p>977.9761908933</text:p>
          </table:table-cell>
          <table:table-cell office:value-type="float" office:value="0.253203562204164" calcext:value-type="float">
            <text:p>0.25320356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11.80186692927" calcext:value-type="float">
            <text:p>1011.8018669293</text:p>
          </table:table-cell>
          <table:table-cell office:value-type="float" office:value="0.253711389969644" calcext:value-type="float">
            <text:p>0.2537113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54711097120299" calcext:value-type="float">
            <text:p>0.2547110971</text:p>
          </table:table-cell>
        </table:table-row>
        <table:table-row table:style-name="ro1">
          <table:table-cell table:number-columns-repeated="12"/>
          <table:table-cell office:value-type="float" office:value="350" calcext:value-type="float">
            <text:p>350</text:p>
          </table:table-cell>
          <table:table-cell office:value-type="float" office:value="1159.3074992223" calcext:value-type="float">
            <text:p>1159.3074992223</text:p>
          </table:table-cell>
          <table:table-cell office:value-type="float" office:value="0.253637577128265" calcext:value-type="float">
            <text:p>0.253637577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197.18411516334" calcext:value-type="float">
            <text:p>1197.1841151633</text:p>
          </table:table-cell>
          <table:table-cell office:value-type="float" office:value="0.253784779517868" calcext:value-type="float">
            <text:p>0.253784779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53976481802401" calcext:value-type="float">
            <text:p>0.2539764818</text:p>
          </table:table-cell>
        </table:table-row>
        <table:table-row table:style-name="ro1">
          <table:table-cell table:number-columns-repeated="12"/>
          <table:table-cell office:value-type="float" office:value="400" calcext:value-type="float">
            <text:p>400</text:p>
          </table:table-cell>
          <table:table-cell office:value-type="float" office:value="1353.97013497222" calcext:value-type="float">
            <text:p>1353.9701349722</text:p>
          </table:table-cell>
          <table:table-cell office:value-type="float" office:value="0.246251136242261" calcext:value-type="float">
            <text:p>0.246251136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95.71531458742" calcext:value-type="float">
            <text:p>1395.7153145874</text:p>
          </table:table-cell>
          <table:table-cell office:value-type="float" office:value="0.246489714319015" calcext:value-type="float">
            <text:p>0.24648971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46575382400015" calcext:value-type="float">
            <text:p>0.2465753824</text:p>
          </table:table-cell>
        </table:table-row>
        <table:table-row table:style-name="ro1">
          <table:table-cell table:number-columns-repeated="12"/>
          <table:table-cell office:value-type="float" office:value="450" calcext:value-type="float">
            <text:p>450</text:p>
          </table:table-cell>
          <table:table-cell office:value-type="float" office:value="1368.1256010893" calcext:value-type="float">
            <text:p>1368.1256010893</text:p>
          </table:table-cell>
          <table:table-cell office:value-type="float" office:value="0.239994746119754" calcext:value-type="float">
            <text:p>0.239994746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96.5194567755" calcext:value-type="float">
            <text:p>1396.5194567755</text:p>
          </table:table-cell>
          <table:table-cell office:value-type="float" office:value="0.237183393132207" calcext:value-type="float">
            <text:p>0.23718339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3656066657246" calcext:value-type="float">
            <text:p>0.2365606666</text:p>
          </table:table-cell>
        </table:table-row>
        <table:table-row table:style-name="ro1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1635.83353840914" calcext:value-type="float">
            <text:p>1635.8335384091</text:p>
          </table:table-cell>
          <table:table-cell office:value-type="float" office:value="0.248946736524916" calcext:value-type="float">
            <text:p>0.24894673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87.66251469073" calcext:value-type="float">
            <text:p>1687.6625146907</text:p>
          </table:table-cell>
          <table:table-cell office:value-type="float" office:value="0.248075979740564" calcext:value-type="float">
            <text:p>0.24807597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48292115430515" calcext:value-type="float">
            <text:p>0.2482921154</text:p>
          </table:table-cell>
        </table:table-row>
        <table:table-row table:style-name="ro1">
          <table:table-cell table:number-columns-repeated="12"/>
          <table:table-cell office:value-type="float" office:value="550" calcext:value-type="float">
            <text:p>550</text:p>
          </table:table-cell>
          <table:table-cell office:value-type="float" office:value="1758.91540352136" calcext:value-type="float">
            <text:p>1758.9154035214</text:p>
          </table:table-cell>
          <table:table-cell office:value-type="float" office:value="0.248456479576379" calcext:value-type="float">
            <text:p>0.248456479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95.72019541689" calcext:value-type="float">
            <text:p>1795.7201954169</text:p>
          </table:table-cell>
          <table:table-cell office:value-type="float" office:value="0.248325663464387" calcext:value-type="float">
            <text:p>0.248325663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47804837271295" calcext:value-type="float">
            <text:p>0.2478048373</text:p>
          </table:table-cell>
        </table:table-row>
        <table:table-row table:style-name="ro1">
          <table:table-cell table:number-columns-repeated="12"/>
          <table:table-cell office:value-type="float" office:value="600" calcext:value-type="float">
            <text:p>600</text:p>
          </table:table-cell>
          <table:table-cell office:value-type="float" office:value="2061.20182449739" calcext:value-type="float">
            <text:p>2061.2018244974</text:p>
          </table:table-cell>
          <table:table-cell office:value-type="float" office:value="0.209608392615645" calcext:value-type="float">
            <text:p>0.209608392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31.52491594711" calcext:value-type="float">
            <text:p>2131.5249159471</text:p>
          </table:table-cell>
          <table:table-cell office:value-type="float" office:value="0.209812971344083" calcext:value-type="float">
            <text:p>0.209812971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206815224765735" calcext:value-type="float">
            <text:p>0.2068152248</text:p>
          </table:table-cell>
        </table:table-row>
        <table:table-row table:style-name="ro1">
          <table:table-cell table:number-columns-repeated="12"/>
          <table:table-cell office:value-type="float" office:value="650" calcext:value-type="float">
            <text:p>650</text:p>
          </table:table-cell>
          <table:table-cell office:value-type="float" office:value="2038.83238203532" calcext:value-type="float">
            <text:p>2038.8323820353</text:p>
          </table:table-cell>
          <table:table-cell office:value-type="float" office:value="0.210576376388602" calcext:value-type="float">
            <text:p>0.210576376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72.09831663598" calcext:value-type="float">
            <text:p>2072.098316636</text:p>
          </table:table-cell>
          <table:table-cell office:value-type="float" office:value="0.210286844118047" calcext:value-type="float">
            <text:p>0.210286844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209307913700234" calcext:value-type="float">
            <text:p>0.2093079137</text:p>
          </table:table-cell>
        </table:table-row>
        <table:table-row table:style-name="ro1">
          <table:table-cell table:number-columns-repeated="12"/>
          <table:table-cell office:value-type="float" office:value="700" calcext:value-type="float">
            <text:p>700</text:p>
          </table:table-cell>
          <table:table-cell office:value-type="float" office:value="2300.89853794053" calcext:value-type="float">
            <text:p>2300.8985379405</text:p>
          </table:table-cell>
          <table:table-cell office:value-type="float" office:value="0.195407190330927" calcext:value-type="float">
            <text:p>0.195407190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63.49434416096" calcext:value-type="float">
            <text:p>2363.494344161</text:p>
          </table:table-cell>
          <table:table-cell office:value-type="float" office:value="0.194786879076104" calcext:value-type="float">
            <text:p>0.194786879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91809125155323" calcext:value-type="float">
            <text:p>0.1918091252</text:p>
          </table:table-cell>
        </table:table-row>
        <table:table-row table:style-name="ro1">
          <table:table-cell table:number-columns-repeated="12"/>
          <table:table-cell office:value-type="float" office:value="750" calcext:value-type="float">
            <text:p>750</text:p>
          </table:table-cell>
          <table:table-cell office:value-type="float" office:value="2487.2372606274" calcext:value-type="float">
            <text:p>2487.2372606274</text:p>
          </table:table-cell>
          <table:table-cell office:value-type="float" office:value="0.186107002345065" calcext:value-type="float">
            <text:p>0.186107002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544.16866413826" calcext:value-type="float">
            <text:p>2544.1686641383</text:p>
          </table:table-cell>
          <table:table-cell office:value-type="float" office:value="0.186117844566284" calcext:value-type="float">
            <text:p>0.186117844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78419703437489" calcext:value-type="float">
            <text:p>0.1784197034</text:p>
          </table:table-cell>
        </table:table-row>
        <table:table-row table:style-name="ro1">
          <table:table-cell table:number-columns-repeated="12"/>
          <table:table-cell office:value-type="float" office:value="800" calcext:value-type="float">
            <text:p>800</text:p>
          </table:table-cell>
          <table:table-cell office:value-type="float" office:value="2703.37715294267" calcext:value-type="float">
            <text:p>2703.3771529427</text:p>
          </table:table-cell>
          <table:table-cell office:value-type="float" office:value="0.193995513126013" calcext:value-type="float">
            <text:p>0.193995513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16.72483245565" calcext:value-type="float">
            <text:p>2816.7248324557</text:p>
          </table:table-cell>
          <table:table-cell office:value-type="float" office:value="0.190522923854173" calcext:value-type="float">
            <text:p>0.190522923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9031473725679" calcext:value-type="float">
            <text:p>0.1903147373</text:p>
          </table:table-cell>
        </table:table-row>
        <table:table-row table:style-name="ro1">
          <table:table-cell table:number-columns-repeated="12"/>
          <table:table-cell office:value-type="float" office:value="850" calcext:value-type="float">
            <text:p>850</text:p>
          </table:table-cell>
          <table:table-cell office:value-type="float" office:value="2651.99473810924" calcext:value-type="float">
            <text:p>2651.9947381092</text:p>
          </table:table-cell>
          <table:table-cell office:value-type="float" office:value="0.209498157554465" calcext:value-type="float">
            <text:p>0.209498157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13.12110034194" calcext:value-type="float">
            <text:p>2713.1211003419</text:p>
          </table:table-cell>
          <table:table-cell office:value-type="float" office:value="0.209825366829586" calcext:value-type="float">
            <text:p>0.209825366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209620630047639" calcext:value-type="float">
            <text:p>0.20962063</text:p>
          </table:table-cell>
        </table:table-row>
        <table:table-row table:style-name="ro1">
          <table:table-cell table:number-columns-repeated="12"/>
          <table:table-cell office:value-type="float" office:value="900" calcext:value-type="float">
            <text:p>900</text:p>
          </table:table-cell>
          <table:table-cell office:value-type="float" office:value="3102.74889773033" calcext:value-type="float">
            <text:p>3102.7488977303</text:p>
          </table:table-cell>
          <table:table-cell office:value-type="float" office:value="0.174171640711896" calcext:value-type="float">
            <text:p>0.174171640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7.14414461767" calcext:value-type="float">
            <text:p>3247.1441446177</text:p>
          </table:table-cell>
          <table:table-cell office:value-type="float" office:value="0.166948987584209" calcext:value-type="float">
            <text:p>0.166948987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6546308738816" calcext:value-type="float">
            <text:p>0.1654630874</text:p>
          </table:table-cell>
        </table:table-row>
        <table:table-row table:style-name="ro1">
          <table:table-cell table:number-columns-repeated="12"/>
          <table:table-cell office:value-type="float" office:value="950" calcext:value-type="float">
            <text:p>950</text:p>
          </table:table-cell>
          <table:table-cell office:value-type="float" office:value="2967.07654529675" calcext:value-type="float">
            <text:p>2967.0765452968</text:p>
          </table:table-cell>
          <table:table-cell office:value-type="float" office:value="0.220068795788904" calcext:value-type="float">
            <text:p>0.220068795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081.35601987805" calcext:value-type="float">
            <text:p>3081.3560198781</text:p>
          </table:table-cell>
          <table:table-cell office:value-type="float" office:value="0.221169034686474" calcext:value-type="float">
            <text:p>0.221169034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21019302921657" calcext:value-type="float">
            <text:p>0.2210193029</text:p>
          </table:table-cell>
        </table:table-row>
        <table:table-row table:style-name="ro1">
          <table:table-cell table:number-columns-repeated="12"/>
          <table:table-cell office:value-type="float" office:value="1000" calcext:value-type="float">
            <text:p>1000</text:p>
          </table:table-cell>
          <table:table-cell office:value-type="float" office:value="3324.95027008579" calcext:value-type="float">
            <text:p>3324.9502700858</text:p>
          </table:table-cell>
          <table:table-cell office:value-type="float" office:value="0.159979295027052" calcext:value-type="float">
            <text:p>0.15997929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8.8091011296" calcext:value-type="float">
            <text:p>3548.8091011296</text:p>
          </table:table-cell>
          <table:table-cell office:value-type="float" office:value="0.157934074849177" calcext:value-type="float">
            <text:p>0.157934074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54944563323313" calcext:value-type="float">
            <text:p>0.15494456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r'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r</text:p>
          </table:table-cell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8.236452611889" calcext:value-type="float">
            <text:p>308.2364526119</text:p>
          </table:table-cell>
          <table:table-cell office:value-type="float" office:value="0.339053930060755" calcext:value-type="float">
            <text:p>0.33905393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2.599456331419" calcext:value-type="float">
            <text:p>312.5994563314</text:p>
          </table:table-cell>
          <table:table-cell office:value-type="float" office:value="0.343848172571829" calcext:value-type="float">
            <text:p>0.34384817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44569948180652" calcext:value-type="float">
            <text:p>0.3445699482</text:p>
          </table:table-cell>
        </table:table-row>
        <table:table-row table:style-name="ro1">
          <table:table-cell table:number-columns-repeated="12"/>
          <table:table-cell office:value-type="float" office:value="150" calcext:value-type="float">
            <text:p>150</text:p>
          </table:table-cell>
          <table:table-cell office:value-type="float" office:value="465.192166548273" calcext:value-type="float">
            <text:p>465.1921665483</text:p>
          </table:table-cell>
          <table:table-cell office:value-type="float" office:value="0.304371966988227" calcext:value-type="float">
            <text:p>0.3043719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0.979061148837" calcext:value-type="float">
            <text:p>470.9790611488</text:p>
          </table:table-cell>
          <table:table-cell office:value-type="float" office:value="0.310949104720496" calcext:value-type="float">
            <text:p>0.31094910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1085385855647" calcext:value-type="float">
            <text:p>0.3108538586</text:p>
          </table:table-cell>
        </table:table-row>
        <table:table-row table:style-name="ro1"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604.696875900232" calcext:value-type="float">
            <text:p>604.6968759002</text:p>
          </table:table-cell>
          <table:table-cell office:value-type="float" office:value="0.282404728899832" calcext:value-type="float">
            <text:p>0.28240472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2.881114209992" calcext:value-type="float">
            <text:p>612.88111421</text:p>
          </table:table-cell>
          <table:table-cell office:value-type="float" office:value="0.285239398291635" calcext:value-type="float">
            <text:p>0.28523939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86767224488988" calcext:value-type="float">
            <text:p>0.2867672245</text:p>
          </table:table-cell>
        </table:table-row>
        <table:table-row table:style-name="ro1">
          <table:table-cell table:number-columns-repeated="12"/>
          <table:table-cell office:value-type="float" office:value="250" calcext:value-type="float">
            <text:p>250</text:p>
          </table:table-cell>
          <table:table-cell office:value-type="float" office:value="794.311887892178" calcext:value-type="float">
            <text:p>794.3118878922</text:p>
          </table:table-cell>
          <table:table-cell office:value-type="float" office:value="0.264319383423326" calcext:value-type="float">
            <text:p>0.26431938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14.585643839742" calcext:value-type="float">
            <text:p>814.5856438397</text:p>
          </table:table-cell>
          <table:table-cell office:value-type="float" office:value="0.28597380626104" calcext:value-type="float">
            <text:p>0.285973806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85736655407884" calcext:value-type="float">
            <text:p>0.2857366554</text:p>
          </table:table-cell>
        </table:table-row>
        <table:table-row table:style-name="ro1"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977.976190893287" calcext:value-type="float">
            <text:p>977.9761908933</text:p>
          </table:table-cell>
          <table:table-cell office:value-type="float" office:value="0.232869083864673" calcext:value-type="float">
            <text:p>0.232869083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11.80186692927" calcext:value-type="float">
            <text:p>1011.8018669293</text:p>
          </table:table-cell>
          <table:table-cell office:value-type="float" office:value="0.233035681847011" calcext:value-type="float">
            <text:p>0.233035681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33817237837265" calcext:value-type="float">
            <text:p>0.2338172378</text:p>
          </table:table-cell>
        </table:table-row>
        <table:table-row table:style-name="ro1">
          <table:table-cell table:number-columns-repeated="12"/>
          <table:table-cell office:value-type="float" office:value="350" calcext:value-type="float">
            <text:p>350</text:p>
          </table:table-cell>
          <table:table-cell office:value-type="float" office:value="1159.3074992223" calcext:value-type="float">
            <text:p>1159.3074992223</text:p>
          </table:table-cell>
          <table:table-cell office:value-type="float" office:value="0.226460253548123" calcext:value-type="float">
            <text:p>0.226460253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197.18411516334" calcext:value-type="float">
            <text:p>1197.1841151633</text:p>
          </table:table-cell>
          <table:table-cell office:value-type="float" office:value="0.227387535268989" calcext:value-type="float">
            <text:p>0.227387535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27568545216521" calcext:value-type="float">
            <text:p>0.2275685452</text:p>
          </table:table-cell>
        </table:table-row>
        <table:table-row table:style-name="ro1">
          <table:table-cell table:number-columns-repeated="12"/>
          <table:table-cell office:value-type="float" office:value="400" calcext:value-type="float">
            <text:p>400</text:p>
          </table:table-cell>
          <table:table-cell office:value-type="float" office:value="1353.97013497222" calcext:value-type="float">
            <text:p>1353.9701349722</text:p>
          </table:table-cell>
          <table:table-cell office:value-type="float" office:value="0.222538942070767" calcext:value-type="float">
            <text:p>0.22253894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95.71531458742" calcext:value-type="float">
            <text:p>1395.7153145874</text:p>
          </table:table-cell>
          <table:table-cell office:value-type="float" office:value="0.223572996140196" calcext:value-type="float">
            <text:p>0.223572996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23756063675861" calcext:value-type="float">
            <text:p>0.2237560637</text:p>
          </table:table-cell>
        </table:table-row>
        <table:table-row table:style-name="ro1">
          <table:table-cell table:number-columns-repeated="12"/>
          <table:table-cell office:value-type="float" office:value="450" calcext:value-type="float">
            <text:p>450</text:p>
          </table:table-cell>
          <table:table-cell office:value-type="float" office:value="1368.1256010893" calcext:value-type="float">
            <text:p>1368.1256010893</text:p>
          </table:table-cell>
          <table:table-cell office:value-type="float" office:value="0.216848315669164" calcext:value-type="float">
            <text:p>0.216848315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96.5194567755" calcext:value-type="float">
            <text:p>1396.5194567755</text:p>
          </table:table-cell>
          <table:table-cell office:value-type="float" office:value="0.215301977446089" calcext:value-type="float">
            <text:p>0.215301977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14780715093838" calcext:value-type="float">
            <text:p>0.2147807151</text:p>
          </table:table-cell>
        </table:table-row>
        <table:table-row table:style-name="ro1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1635.83353840914" calcext:value-type="float">
            <text:p>1635.8335384091</text:p>
          </table:table-cell>
          <table:table-cell office:value-type="float" office:value="0.226287311123799" calcext:value-type="float">
            <text:p>0.226287311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87.66251469073" calcext:value-type="float">
            <text:p>1687.6625146907</text:p>
          </table:table-cell>
          <table:table-cell office:value-type="float" office:value="0.225645417142282" calcext:value-type="float">
            <text:p>0.22564541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25996265405158" calcext:value-type="float">
            <text:p>0.2259962654</text:p>
          </table:table-cell>
        </table:table-row>
        <table:table-row table:style-name="ro1">
          <table:table-cell table:number-columns-repeated="12"/>
          <table:table-cell office:value-type="float" office:value="550" calcext:value-type="float">
            <text:p>550</text:p>
          </table:table-cell>
          <table:table-cell office:value-type="float" office:value="1758.91540352136" calcext:value-type="float">
            <text:p>1758.9154035214</text:p>
          </table:table-cell>
          <table:table-cell office:value-type="float" office:value="0.228012421749" calcext:value-type="float">
            <text:p>0.228012421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95.72019541689" calcext:value-type="float">
            <text:p>1795.7201954169</text:p>
          </table:table-cell>
          <table:table-cell office:value-type="float" office:value="0.227730126643686" calcext:value-type="float">
            <text:p>0.227730126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28554731681435" calcext:value-type="float">
            <text:p>0.2285547317</text:p>
          </table:table-cell>
        </table:table-row>
        <table:table-row table:style-name="ro1">
          <table:table-cell table:number-columns-repeated="12"/>
          <table:table-cell office:value-type="float" office:value="600" calcext:value-type="float">
            <text:p>600</text:p>
          </table:table-cell>
          <table:table-cell office:value-type="float" office:value="2061.20182449739" calcext:value-type="float">
            <text:p>2061.2018244974</text:p>
          </table:table-cell>
          <table:table-cell office:value-type="float" office:value="0.18970704592165" calcext:value-type="float">
            <text:p>0.189707045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31.52491594711" calcext:value-type="float">
            <text:p>2131.5249159471</text:p>
          </table:table-cell>
          <table:table-cell office:value-type="float" office:value="0.189366514204104" calcext:value-type="float">
            <text:p>0.189366514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84239300506999" calcext:value-type="float">
            <text:p>0.1842393005</text:p>
          </table:table-cell>
        </table:table-row>
        <table:table-row table:style-name="ro1">
          <table:table-cell table:number-columns-repeated="12"/>
          <table:table-cell office:value-type="float" office:value="650" calcext:value-type="float">
            <text:p>650</text:p>
          </table:table-cell>
          <table:table-cell office:value-type="float" office:value="2038.83238203532" calcext:value-type="float">
            <text:p>2038.8323820353</text:p>
          </table:table-cell>
          <table:table-cell office:value-type="float" office:value="0.190890241572087" calcext:value-type="float">
            <text:p>0.190890241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72.09831663598" calcext:value-type="float">
            <text:p>2072.098316636</text:p>
          </table:table-cell>
          <table:table-cell office:value-type="float" office:value="0.190853405278306" calcext:value-type="float">
            <text:p>0.190853405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89798302659866" calcext:value-type="float">
            <text:p>0.1897983027</text:p>
          </table:table-cell>
        </table:table-row>
        <table:table-row table:style-name="ro1">
          <table:table-cell table:number-columns-repeated="12"/>
          <table:table-cell office:value-type="float" office:value="700" calcext:value-type="float">
            <text:p>700</text:p>
          </table:table-cell>
          <table:table-cell office:value-type="float" office:value="2300.89853794053" calcext:value-type="float">
            <text:p>2300.8985379405</text:p>
          </table:table-cell>
          <table:table-cell office:value-type="float" office:value="0.17747975626652" calcext:value-type="float">
            <text:p>0.177479756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63.49434416096" calcext:value-type="float">
            <text:p>2363.494344161</text:p>
          </table:table-cell>
          <table:table-cell office:value-type="float" office:value="0.177095097213635" calcext:value-type="float">
            <text:p>0.177095097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74310573557182" calcext:value-type="float">
            <text:p>0.1743105736</text:p>
          </table:table-cell>
        </table:table-row>
        <table:table-row table:style-name="ro1">
          <table:table-cell table:number-columns-repeated="12"/>
          <table:table-cell office:value-type="float" office:value="750" calcext:value-type="float">
            <text:p>750</text:p>
          </table:table-cell>
          <table:table-cell office:value-type="float" office:value="2487.2372606274" calcext:value-type="float">
            <text:p>2487.2372606274</text:p>
          </table:table-cell>
          <table:table-cell office:value-type="float" office:value="0.169495761600472" calcext:value-type="float">
            <text:p>0.169495761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544.16866413826" calcext:value-type="float">
            <text:p>2544.1686641383</text:p>
          </table:table-cell>
          <table:table-cell office:value-type="float" office:value="0.169606202467498" calcext:value-type="float">
            <text:p>0.169606202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62199172300605" calcext:value-type="float">
            <text:p>0.1621991723</text:p>
          </table:table-cell>
        </table:table-row>
        <table:table-row table:style-name="ro1">
          <table:table-cell table:number-columns-repeated="12"/>
          <table:table-cell office:value-type="float" office:value="800" calcext:value-type="float">
            <text:p>800</text:p>
          </table:table-cell>
          <table:table-cell office:value-type="float" office:value="2703.37715294267" calcext:value-type="float">
            <text:p>2703.3771529427</text:p>
          </table:table-cell>
          <table:table-cell office:value-type="float" office:value="0.17845463415226" calcext:value-type="float">
            <text:p>0.178454634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16.72483245565" calcext:value-type="float">
            <text:p>2816.7248324557</text:p>
          </table:table-cell>
          <table:table-cell office:value-type="float" office:value="0.175281052564673" calcext:value-type="float">
            <text:p>0.175281052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75176118905238" calcext:value-type="float">
            <text:p>0.1751761189</text:p>
          </table:table-cell>
        </table:table-row>
        <table:table-row table:style-name="ro1">
          <table:table-cell table:number-columns-repeated="12"/>
          <table:table-cell office:value-type="float" office:value="850" calcext:value-type="float">
            <text:p>850</text:p>
          </table:table-cell>
          <table:table-cell office:value-type="float" office:value="2651.99473810924" calcext:value-type="float">
            <text:p>2651.9947381092</text:p>
          </table:table-cell>
          <table:table-cell office:value-type="float" office:value="0.193303046278157" calcext:value-type="float">
            <text:p>0.193303046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13.12110034194" calcext:value-type="float">
            <text:p>2713.1211003419</text:p>
          </table:table-cell>
          <table:table-cell office:value-type="float" office:value="0.19378394377678" calcext:value-type="float">
            <text:p>0.193783943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93454095913467" calcext:value-type="float">
            <text:p>0.1934540959</text:p>
          </table:table-cell>
        </table:table-row>
        <table:table-row table:style-name="ro1">
          <table:table-cell table:number-columns-repeated="12"/>
          <table:table-cell office:value-type="float" office:value="900" calcext:value-type="float">
            <text:p>900</text:p>
          </table:table-cell>
          <table:table-cell office:value-type="float" office:value="3102.74889773033" calcext:value-type="float">
            <text:p>3102.7488977303</text:p>
          </table:table-cell>
          <table:table-cell office:value-type="float" office:value="0.159215710472884" calcext:value-type="float">
            <text:p>0.159215710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7.14414461767" calcext:value-type="float">
            <text:p>3247.1441446177</text:p>
          </table:table-cell>
          <table:table-cell office:value-type="float" office:value="0.152789022298463" calcext:value-type="float">
            <text:p>0.152789022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51002534175443" calcext:value-type="float">
            <text:p>0.1510025342</text:p>
          </table:table-cell>
        </table:table-row>
        <table:table-row table:style-name="ro1">
          <table:table-cell table:number-columns-repeated="12"/>
          <table:table-cell office:value-type="float" office:value="950" calcext:value-type="float">
            <text:p>950</text:p>
          </table:table-cell>
          <table:table-cell office:value-type="float" office:value="2967.07654529675" calcext:value-type="float">
            <text:p>2967.0765452968</text:p>
          </table:table-cell>
          <table:table-cell office:value-type="float" office:value="0.204481918603422" calcext:value-type="float">
            <text:p>0.204481918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081.35601987805" calcext:value-type="float">
            <text:p>3081.3560198781</text:p>
          </table:table-cell>
          <table:table-cell office:value-type="float" office:value="0.205311404021538" calcext:value-type="float">
            <text:p>0.20531140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05436825991526" calcext:value-type="float">
            <text:p>0.205436826</text:p>
          </table:table-cell>
        </table:table-row>
        <table:table-row table:style-name="ro1">
          <table:table-cell table:number-columns-repeated="12"/>
          <table:table-cell office:value-type="float" office:value="1000" calcext:value-type="float">
            <text:p>1000</text:p>
          </table:table-cell>
          <table:table-cell office:value-type="float" office:value="3324.95027008579" calcext:value-type="float">
            <text:p>3324.9502700858</text:p>
          </table:table-cell>
          <table:table-cell office:value-type="float" office:value="0.146477240906804" calcext:value-type="float">
            <text:p>0.146477240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8.8091011296" calcext:value-type="float">
            <text:p>3548.8091011296</text:p>
          </table:table-cell>
          <table:table-cell office:value-type="float" office:value="0.144697410337536" calcext:value-type="float">
            <text:p>0.14469741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41408034388232" calcext:value-type="float">
            <text:p>0.141408034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8.236452611889" calcext:value-type="float">
            <text:p>308.2364526119</text:p>
          </table:table-cell>
          <table:table-cell office:value-type="float" office:value="0.292954044468397" calcext:value-type="float">
            <text:p>0.29295404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2.599456331419" calcext:value-type="float">
            <text:p>312.5994563314</text:p>
          </table:table-cell>
          <table:table-cell office:value-type="float" office:value="0.295624573761062" calcext:value-type="float">
            <text:p>0.29562457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296973541480069" calcext:value-type="float">
            <text:p>0.2969735415</text:p>
          </table:table-cell>
        </table:table-row>
        <table:table-row table:style-name="ro1">
          <table:table-cell table:number-columns-repeated="12"/>
          <table:table-cell office:value-type="float" office:value="150" calcext:value-type="float">
            <text:p>150</text:p>
          </table:table-cell>
          <table:table-cell office:value-type="float" office:value="465.192166548273" calcext:value-type="float">
            <text:p>465.1921665483</text:p>
          </table:table-cell>
          <table:table-cell office:value-type="float" office:value="0.266737798280267" calcext:value-type="float">
            <text:p>0.26673779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0.979061148837" calcext:value-type="float">
            <text:p>470.9790611488</text:p>
          </table:table-cell>
          <table:table-cell office:value-type="float" office:value="0.273165512188405" calcext:value-type="float">
            <text:p>0.27316551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272981100563614" calcext:value-type="float">
            <text:p>0.2729811006</text:p>
          </table:table-cell>
        </table:table-row>
        <table:table-row table:style-name="ro1"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604.696875900232" calcext:value-type="float">
            <text:p>604.6968759002</text:p>
          </table:table-cell>
          <table:table-cell office:value-type="float" office:value="0.247116181345993" calcext:value-type="float">
            <text:p>0.24711618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2.881114209992" calcext:value-type="float">
            <text:p>612.88111421</text:p>
          </table:table-cell>
          <table:table-cell office:value-type="float" office:value="0.249874553542354" calcext:value-type="float">
            <text:p>0.24987455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51689671206854" calcext:value-type="float">
            <text:p>0.2516896712</text:p>
          </table:table-cell>
        </table:table-row>
        <table:table-row table:style-name="ro1">
          <table:table-cell table:number-columns-repeated="12"/>
          <table:table-cell office:value-type="float" office:value="250" calcext:value-type="float">
            <text:p>250</text:p>
          </table:table-cell>
          <table:table-cell office:value-type="float" office:value="794.311887892178" calcext:value-type="float">
            <text:p>794.3118878922</text:p>
          </table:table-cell>
          <table:table-cell office:value-type="float" office:value="0.227820700118566" calcext:value-type="float">
            <text:p>0.22782070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14.585643839742" calcext:value-type="float">
            <text:p>814.5856438397</text:p>
          </table:table-cell>
          <table:table-cell office:value-type="float" office:value="0.248221259661879" calcext:value-type="float">
            <text:p>0.24822125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4781236276298" calcext:value-type="float">
            <text:p>0.2478123628</text:p>
          </table:table-cell>
        </table:table-row>
        <table:table-row table:style-name="ro1"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977.976190893287" calcext:value-type="float">
            <text:p>977.9761908933</text:p>
          </table:table-cell>
          <table:table-cell office:value-type="float" office:value="0.204225185094591" calcext:value-type="float">
            <text:p>0.20422518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11.80186692927" calcext:value-type="float">
            <text:p>1011.8018669293</text:p>
          </table:table-cell>
          <table:table-cell office:value-type="float" office:value="0.20544312639357" calcext:value-type="float">
            <text:p>0.205443126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06651808563849" calcext:value-type="float">
            <text:p>0.2066518086</text:p>
          </table:table-cell>
        </table:table-row>
        <table:table-row table:style-name="ro1">
          <table:table-cell table:number-columns-repeated="12"/>
          <table:table-cell office:value-type="float" office:value="350" calcext:value-type="float">
            <text:p>350</text:p>
          </table:table-cell>
          <table:table-cell office:value-type="float" office:value="1159.3074992223" calcext:value-type="float">
            <text:p>1159.3074992223</text:p>
          </table:table-cell>
          <table:table-cell office:value-type="float" office:value="0.200267221668716" calcext:value-type="float">
            <text:p>0.200267221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197.18411516334" calcext:value-type="float">
            <text:p>1197.1841151633</text:p>
          </table:table-cell>
          <table:table-cell office:value-type="float" office:value="0.20218651545781" calcext:value-type="float">
            <text:p>0.202186515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02434866108755" calcext:value-type="float">
            <text:p>0.2024348661</text:p>
          </table:table-cell>
        </table:table-row>
        <table:table-row table:style-name="ro1">
          <table:table-cell table:number-columns-repeated="12"/>
          <table:table-cell office:value-type="float" office:value="400" calcext:value-type="float">
            <text:p>400</text:p>
          </table:table-cell>
          <table:table-cell office:value-type="float" office:value="1353.97013497222" calcext:value-type="float">
            <text:p>1353.9701349722</text:p>
          </table:table-cell>
          <table:table-cell office:value-type="float" office:value="0.198311353794462" calcext:value-type="float">
            <text:p>0.198311353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95.71531458742" calcext:value-type="float">
            <text:p>1395.7153145874</text:p>
          </table:table-cell>
          <table:table-cell office:value-type="float" office:value="0.199709012294914" calcext:value-type="float">
            <text:p>0.199709012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00140449232204" calcext:value-type="float">
            <text:p>0.2001404492</text:p>
          </table:table-cell>
        </table:table-row>
        <table:table-row table:style-name="ro1">
          <table:table-cell table:number-columns-repeated="12"/>
          <table:table-cell office:value-type="float" office:value="450" calcext:value-type="float">
            <text:p>450</text:p>
          </table:table-cell>
          <table:table-cell office:value-type="float" office:value="1368.1256010893" calcext:value-type="float">
            <text:p>1368.1256010893</text:p>
          </table:table-cell>
          <table:table-cell office:value-type="float" office:value="0.196010939199583" calcext:value-type="float">
            <text:p>0.196010939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96.5194567755" calcext:value-type="float">
            <text:p>1396.5194567755</text:p>
          </table:table-cell>
          <table:table-cell office:value-type="float" office:value="0.194347308486935" calcext:value-type="float">
            <text:p>0.194347308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193955171947958" calcext:value-type="float">
            <text:p>0.1939551719</text:p>
          </table:table-cell>
        </table:table-row>
        <table:table-row table:style-name="ro1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1635.83353840914" calcext:value-type="float">
            <text:p>1635.8335384091</text:p>
          </table:table-cell>
          <table:table-cell office:value-type="float" office:value="0.204487543869397" calcext:value-type="float">
            <text:p>0.20448754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87.66251469073" calcext:value-type="float">
            <text:p>1687.6625146907</text:p>
          </table:table-cell>
          <table:table-cell office:value-type="float" office:value="0.204007605589443" calcext:value-type="float">
            <text:p>0.20400760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04542878304773" calcext:value-type="float">
            <text:p>0.2045428783</text:p>
          </table:table-cell>
        </table:table-row>
        <table:table-row table:style-name="ro1">
          <table:table-cell table:number-columns-repeated="12"/>
          <table:table-cell office:value-type="float" office:value="550" calcext:value-type="float">
            <text:p>550</text:p>
          </table:table-cell>
          <table:table-cell office:value-type="float" office:value="1758.91540352136" calcext:value-type="float">
            <text:p>1758.9154035214</text:p>
          </table:table-cell>
          <table:table-cell office:value-type="float" office:value="0.20787795119091" calcext:value-type="float">
            <text:p>0.207877951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95.72019541689" calcext:value-type="float">
            <text:p>1795.7201954169</text:p>
          </table:table-cell>
          <table:table-cell office:value-type="float" office:value="0.20786408043335" calcext:value-type="float">
            <text:p>0.207864080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08278320130319" calcext:value-type="float">
            <text:p>0.2082783201</text:p>
          </table:table-cell>
        </table:table-row>
        <table:table-row table:style-name="ro1">
          <table:table-cell table:number-columns-repeated="12"/>
          <table:table-cell office:value-type="float" office:value="600" calcext:value-type="float">
            <text:p>600</text:p>
          </table:table-cell>
          <table:table-cell office:value-type="float" office:value="2061.20182449739" calcext:value-type="float">
            <text:p>2061.2018244974</text:p>
          </table:table-cell>
          <table:table-cell office:value-type="float" office:value="0.170910658594093" calcext:value-type="float">
            <text:p>0.170910658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31.52491594711" calcext:value-type="float">
            <text:p>2131.5249159471</text:p>
          </table:table-cell>
          <table:table-cell office:value-type="float" office:value="0.170913080409521" calcext:value-type="float">
            <text:p>0.17091308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66777842963138" calcext:value-type="float">
            <text:p>0.166777843</text:p>
          </table:table-cell>
        </table:table-row>
        <table:table-row table:style-name="ro1">
          <table:table-cell table:number-columns-repeated="12"/>
          <table:table-cell office:value-type="float" office:value="650" calcext:value-type="float">
            <text:p>650</text:p>
          </table:table-cell>
          <table:table-cell office:value-type="float" office:value="2038.83238203532" calcext:value-type="float">
            <text:p>2038.8323820353</text:p>
          </table:table-cell>
          <table:table-cell office:value-type="float" office:value="0.171796941411344" calcext:value-type="float">
            <text:p>0.171796941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72.09831663598" calcext:value-type="float">
            <text:p>2072.098316636</text:p>
          </table:table-cell>
          <table:table-cell office:value-type="float" office:value="0.171485072707336" calcext:value-type="float">
            <text:p>0.171485072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70749012854107" calcext:value-type="float">
            <text:p>0.1707490129</text:p>
          </table:table-cell>
        </table:table-row>
        <table:table-row table:style-name="ro1">
          <table:table-cell table:number-columns-repeated="12"/>
          <table:table-cell office:value-type="float" office:value="700" calcext:value-type="float">
            <text:p>700</text:p>
          </table:table-cell>
          <table:table-cell office:value-type="float" office:value="2300.89853794053" calcext:value-type="float">
            <text:p>2300.8985379405</text:p>
          </table:table-cell>
          <table:table-cell office:value-type="float" office:value="0.161052337508401" calcext:value-type="float">
            <text:p>0.161052337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63.49434416096" calcext:value-type="float">
            <text:p>2363.494344161</text:p>
          </table:table-cell>
          <table:table-cell office:value-type="float" office:value="0.160726456416226" calcext:value-type="float">
            <text:p>0.160726456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58072646069881" calcext:value-type="float">
            <text:p>0.1580726461</text:p>
          </table:table-cell>
        </table:table-row>
        <table:table-row table:style-name="ro1">
          <table:table-cell table:number-columns-repeated="12"/>
          <table:table-cell office:value-type="float" office:value="750" calcext:value-type="float">
            <text:p>750</text:p>
          </table:table-cell>
          <table:table-cell office:value-type="float" office:value="2487.2372606274" calcext:value-type="float">
            <text:p>2487.2372606274</text:p>
          </table:table-cell>
          <table:table-cell office:value-type="float" office:value="0.153922399797307" calcext:value-type="float">
            <text:p>0.153922399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544.16866413826" calcext:value-type="float">
            <text:p>2544.1686641383</text:p>
          </table:table-cell>
          <table:table-cell office:value-type="float" office:value="0.154059633718344" calcext:value-type="float">
            <text:p>0.154059633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47076558264211" calcext:value-type="float">
            <text:p>0.1470765583</text:p>
          </table:table-cell>
        </table:table-row>
        <table:table-row table:style-name="ro1">
          <table:table-cell table:number-columns-repeated="12"/>
          <table:table-cell office:value-type="float" office:value="800" calcext:value-type="float">
            <text:p>800</text:p>
          </table:table-cell>
          <table:table-cell office:value-type="float" office:value="2703.37715294267" calcext:value-type="float">
            <text:p>2703.3771529427</text:p>
          </table:table-cell>
          <table:table-cell office:value-type="float" office:value="0.162311183361009" calcext:value-type="float">
            <text:p>0.162311183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16.72483245565" calcext:value-type="float">
            <text:p>2816.7248324557</text:p>
          </table:table-cell>
          <table:table-cell office:value-type="float" office:value="0.15954189754358" calcext:value-type="float">
            <text:p>0.15954189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59456160164586" calcext:value-type="float">
            <text:p>0.1594561602</text:p>
          </table:table-cell>
        </table:table-row>
        <table:table-row table:style-name="ro1">
          <table:table-cell table:number-columns-repeated="12"/>
          <table:table-cell office:value-type="float" office:value="850" calcext:value-type="float">
            <text:p>850</text:p>
          </table:table-cell>
          <table:table-cell office:value-type="float" office:value="2651.99473810924" calcext:value-type="float">
            <text:p>2651.9947381092</text:p>
          </table:table-cell>
          <table:table-cell office:value-type="float" office:value="0.176084944091103" calcext:value-type="float">
            <text:p>0.176084944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13.12110034194" calcext:value-type="float">
            <text:p>2713.1211003419</text:p>
          </table:table-cell>
          <table:table-cell office:value-type="float" office:value="0.176199510147886" calcext:value-type="float">
            <text:p>0.176199510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76128016020291" calcext:value-type="float">
            <text:p>0.176128016</text:p>
          </table:table-cell>
        </table:table-row>
        <table:table-row table:style-name="ro1">
          <table:table-cell table:number-columns-repeated="12"/>
          <table:table-cell office:value-type="float" office:value="900" calcext:value-type="float">
            <text:p>900</text:p>
          </table:table-cell>
          <table:table-cell office:value-type="float" office:value="3102.74889773033" calcext:value-type="float">
            <text:p>3102.7488977303</text:p>
          </table:table-cell>
          <table:table-cell office:value-type="float" office:value="0.145259901919054" calcext:value-type="float">
            <text:p>0.145259901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7.14414461767" calcext:value-type="float">
            <text:p>3247.1441446177</text:p>
          </table:table-cell>
          <table:table-cell office:value-type="float" office:value="0.138607140523939" calcext:value-type="float">
            <text:p>0.138607140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37477385007442" calcext:value-type="float">
            <text:p>0.137477385</text:p>
          </table:table-cell>
        </table:table-row>
        <table:table-row table:style-name="ro1">
          <table:table-cell table:number-columns-repeated="12"/>
          <table:table-cell office:value-type="float" office:value="950" calcext:value-type="float">
            <text:p>950</text:p>
          </table:table-cell>
          <table:table-cell office:value-type="float" office:value="2967.07654529675" calcext:value-type="float">
            <text:p>2967.0765452968</text:p>
          </table:table-cell>
          <table:table-cell office:value-type="float" office:value="0.189117750023685" calcext:value-type="float">
            <text:p>0.1891177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081.35601987805" calcext:value-type="float">
            <text:p>3081.3560198781</text:p>
          </table:table-cell>
          <table:table-cell office:value-type="float" office:value="0.190484098737674" calcext:value-type="float">
            <text:p>0.190484098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19081593322824" calcext:value-type="float">
            <text:p>0.1908159332</text:p>
          </table:table-cell>
        </table:table-row>
        <table:table-row table:style-name="ro1">
          <table:table-cell table:number-columns-repeated="12"/>
          <table:table-cell office:value-type="float" office:value="1000" calcext:value-type="float">
            <text:p>1000</text:p>
          </table:table-cell>
          <table:table-cell office:value-type="float" office:value="3324.95027008579" calcext:value-type="float">
            <text:p>3324.9502700858</text:p>
          </table:table-cell>
          <table:table-cell office:value-type="float" office:value="0.132629205446808" calcext:value-type="float">
            <text:p>0.132629205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8.8091011296" calcext:value-type="float">
            <text:p>3548.8091011296</text:p>
          </table:table-cell>
          <table:table-cell office:value-type="float" office:value="0.130892523430148" calcext:value-type="float">
            <text:p>0.13089252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28082519660329" calcext:value-type="float">
            <text:p>0.1280825197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17.5898in" svg:y="0.8972in">
            <draw:object draw:notify-on-update-of-ranges="Sheet3.C6:Sheet3.C24 Sheet3.B6:Sheet3.B24 Sheet3.J6:Sheet3.J24 Sheet3.I6:Sheet3.I24 Sheet3.G6:Sheet3.G24 Sheet3.F6:Sheet3.F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7.8224in" svg:y="4.9642in">
            <draw:object draw:notify-on-update-of-ranges="Sheet3.C28:Sheet3.C46 Sheet3.B28:Sheet3.B46 Sheet3.G28:Sheet3.G46 Sheet3.F28:Sheet3.F46 Sheet3.J28:Sheet3.J46 Sheet3.I28:Sheet3.I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18.3858in" svg:y="9.3161in">
            <draw:object draw:notify-on-update-of-ranges="Sheet3.C50:Sheet3.C69 Sheet3.B50:Sheet3.B68 Sheet3.G50:Sheet3.G68 Sheet3.F50:Sheet3.F68 Sheet3.J50:Sheet3.J68 Sheet3.I50:Sheet3.I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6.2988in" svg:height="3.5429in" svg:x="6.7094in" svg:y="0.2169in">
            <draw:object draw:notify-on-update-of-ranges="Sheet3.C6:Sheet3.C24 Sheet3.B6:Sheet3.B24 Sheet3.G6:Sheet3.G24 Sheet3.F6:Sheet3.F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6.2988in" svg:height="3.5429in" svg:x="6.9945in" svg:y="4.8394in">
            <draw:object draw:notify-on-update-of-ranges="Sheet3.C26:Sheet3.C44 Sheet3.B26:Sheet3.B44 Sheet3.G26:Sheet3.G44 Sheet3.F26:Sheet3.F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Min = 1</text:p>
          </table:table-cell>
          <table:table-cell table:number-columns-repeated="3"/>
          <table:table-cell office:value-type="string" calcext:value-type="string">
            <text:p>Min = 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Max = 8</text:p>
          </table:table-cell>
          <table:table-cell table:number-columns-repeated="3"/>
          <table:table-cell office:value-type="string" calcext:value-type="string">
            <text:p>Max = 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425798981385099" calcext:value-type="float">
            <text:p>0.4257989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75033142576515" calcext:value-type="float">
            <text:p>0.375033142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380295730042662" calcext:value-type="float">
            <text:p>0.3802957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4218225409693" calcext:value-type="float">
            <text:p>0.342182254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356834593784073" calcext:value-type="float">
            <text:p>0.356834593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320240686455648" calcext:value-type="float">
            <text:p>0.320240686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346507183050914" calcext:value-type="float">
            <text:p>0.346507183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315993575615006" calcext:value-type="float">
            <text:p>0.315993575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90143765205599" calcext:value-type="float">
            <text:p>0.29014376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54711097120299" calcext:value-type="float">
            <text:p>0.254711097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78164639725587" calcext:value-type="float">
            <text:p>0.278164639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53976481802401" calcext:value-type="float">
            <text:p>0.253976481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78316362754528" calcext:value-type="float">
            <text:p>0.27831636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46575382400015" calcext:value-type="float">
            <text:p>0.246575382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71790364161908" calcext:value-type="float">
            <text:p>0.271790364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3656066657246" calcext:value-type="float">
            <text:p>0.236560666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88818689785225" calcext:value-type="float">
            <text:p>0.288818689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48292115430515" calcext:value-type="float">
            <text:p>0.248292115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69322391347846" calcext:value-type="float">
            <text:p>0.269322391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47804837271295" calcext:value-type="float">
            <text:p>0.247804837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231440583101001" calcext:value-type="float">
            <text:p>0.23144058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206815224765735" calcext:value-type="float">
            <text:p>0.206815224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234400828940887" calcext:value-type="float">
            <text:p>0.234400828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209307913700234" calcext:value-type="float">
            <text:p>0.2093079137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210280993775282" calcext:value-type="float">
            <text:p>0.210280993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91809125155323" calcext:value-type="float">
            <text:p>0.1918091252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208815520977296" calcext:value-type="float">
            <text:p>0.20881552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78419703437489" calcext:value-type="float">
            <text:p>0.178419703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203660591672763" calcext:value-type="float">
            <text:p>0.20366059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9031473725679" calcext:value-type="float">
            <text:p>0.1903147373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42958675260944" calcext:value-type="float">
            <text:p>0.242958675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209620630047639" calcext:value-type="float">
            <text:p>0.20962063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96952461680086" calcext:value-type="float">
            <text:p>0.196952461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6546308738816" calcext:value-type="float">
            <text:p>0.165463087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3955174060027" calcext:value-type="float">
            <text:p>0.239551740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21019302921657" calcext:value-type="float">
            <text:p>0.221019302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85650604178461" calcext:value-type="float">
            <text:p>0.18565060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54944563323313" calcext:value-type="float">
            <text:p>0.1549445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r</text:p>
          </table:table-cell>
          <table:table-cell table:style-name="Default"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387683384988678" calcext:value-type="float">
            <text:p>0.3876833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44569948180652" calcext:value-type="float">
            <text:p>0.3445699482</text:p>
          </table:table-cell>
          <table:table-cell table:style-name="Default"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342641712897435" calcext:value-type="float">
            <text:p>0.34264171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1085385855647" calcext:value-type="float">
            <text:p>0.3108538586</text:p>
          </table:table-cell>
          <table:table-cell table:style-name="Default"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317161617029653" calcext:value-type="float">
            <text:p>0.3171616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86767224488988" calcext:value-type="float">
            <text:p>0.286767224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310717001513628" calcext:value-type="float">
            <text:p>0.31071700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85736655407884" calcext:value-type="float">
            <text:p>0.285736655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64902289648637" calcext:value-type="float">
            <text:p>0.264902289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33817237837265" calcext:value-type="float">
            <text:p>0.233817237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47283697492471" calcext:value-type="float">
            <text:p>0.247283697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27568545216521" calcext:value-type="float">
            <text:p>0.227568545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5051367414023" calcext:value-type="float">
            <text:p>0.250513674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23756063675861" calcext:value-type="float">
            <text:p>0.2237560637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43564636913319" calcext:value-type="float">
            <text:p>0.243564636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14780715093838" calcext:value-type="float">
            <text:p>0.214780715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63494120178699" calcext:value-type="float">
            <text:p>0.26349412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25996265405158" calcext:value-type="float">
            <text:p>0.225996265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46362822325635" calcext:value-type="float">
            <text:p>0.246362822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28554731681435" calcext:value-type="float">
            <text:p>0.228554731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207672274768899" calcext:value-type="float">
            <text:p>0.207672274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84239300506999" calcext:value-type="float">
            <text:p>0.1842393005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210687666696723" calcext:value-type="float">
            <text:p>0.210687666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89798302659866" calcext:value-type="float">
            <text:p>0.1897983027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189126313722086" calcext:value-type="float">
            <text:p>0.189126313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74310573557182" calcext:value-type="float">
            <text:p>0.1743105736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188830778870424" calcext:value-type="float">
            <text:p>0.188830778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62199172300605" calcext:value-type="float">
            <text:p>0.1621991723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18612576055977" calcext:value-type="float">
            <text:p>0.186125760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75176118905238" calcext:value-type="float">
            <text:p>0.175176118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25435694379759" calcext:value-type="float">
            <text:p>0.225435694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93454095913467" calcext:value-type="float">
            <text:p>0.1934540959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79692111734298" calcext:value-type="float">
            <text:p>0.179692111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51002534175443" calcext:value-type="float">
            <text:p>0.1510025342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21300698791785" calcext:value-type="float">
            <text:p>0.221300698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05436825991526" calcext:value-type="float">
            <text:p>0.20543682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69374472702862" calcext:value-type="float">
            <text:p>0.169374472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41408034388232" calcext:value-type="float">
            <text:p>0.1414080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331159118783226" calcext:value-type="float">
            <text:p>0.33115911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296973541480069" calcext:value-type="float">
            <text:p>0.296973541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294953017799917" calcext:value-type="float">
            <text:p>0.29495301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272981100563614" calcext:value-type="float">
            <text:p>0.2729811006</text:p>
          </table:table-cell>
          <table:table-cell table:style-name="Default"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276158728427487" calcext:value-type="float">
            <text:p>0.276158728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51689671206854" calcext:value-type="float">
            <text:p>0.2516896712</text:p>
          </table:table-cell>
          <table:table-cell table:style-name="Default"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273421542591021" calcext:value-type="float">
            <text:p>0.27342154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4781236276298" calcext:value-type="float">
            <text:p>0.2478123628</text:p>
          </table:table-cell>
          <table:table-cell table:style-name="Default"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31642652127202" calcext:value-type="float">
            <text:p>0.231642652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06651808563849" calcext:value-type="float">
            <text:p>0.206651808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15300198467096" calcext:value-type="float">
            <text:p>0.215300198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02434866108755" calcext:value-type="float">
            <text:p>0.202434866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2115135184621" calcext:value-type="float">
            <text:p>0.221151351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00140449232204" calcext:value-type="float">
            <text:p>0.200140449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17838872002107" calcext:value-type="float">
            <text:p>0.21783887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193955171947958" calcext:value-type="float">
            <text:p>0.193955171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36930810757843" calcext:value-type="float">
            <text:p>0.236930810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04542878304773" calcext:value-type="float">
            <text:p>0.2045428783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22708120569757" calcext:value-type="float">
            <text:p>0.222708120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08278320130319" calcext:value-type="float">
            <text:p>0.208278320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185298699858922" calcext:value-type="float">
            <text:p>0.185298699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66777842963138" calcext:value-type="float">
            <text:p>0.166777843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187389837037009" calcext:value-type="float">
            <text:p>0.18738983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70749012854107" calcext:value-type="float">
            <text:p>0.170749012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168720701543702" calcext:value-type="float">
            <text:p>0.168720701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58072646069881" calcext:value-type="float">
            <text:p>0.1580726461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169687254645564" calcext:value-type="float">
            <text:p>0.169687254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47076558264211" calcext:value-type="float">
            <text:p>0.1470765583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16743292401145" calcext:value-type="float">
            <text:p>0.16743292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59456160164586" calcext:value-type="float">
            <text:p>0.1594561602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05142752459" calcext:value-type="float">
            <text:p>0.205142752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76128016020291" calcext:value-type="float">
            <text:p>0.17612801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62403582029988" calcext:value-type="float">
            <text:p>0.16240358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37477385007442" calcext:value-type="float">
            <text:p>0.137477385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02998897966104" calcext:value-type="float">
            <text:p>0.20299889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19081593322824" calcext:value-type="float">
            <text:p>0.190815933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53713059918592" calcext:value-type="float">
            <text:p>0.15371305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28082519660329" calcext:value-type="float">
            <text:p>0.128082519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09:23:33.820270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27:19.855017189</meta:creation-date>
    <dc:date>2016-08-03T09:32:06.117876880</dc:date>
    <meta:editing-duration>PT28M32S</meta:editing-duration>
    <meta:editing-cycles>4</meta:editing-cycles>
    <meta:generator>LibreOffice/4.2.8.2$Linux_X86_64 LibreOffice_project/420m0$Build-2</meta:generator>
    <meta:document-statistic meta:table-count="3" meta:cell-count="146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809cm" svg:y="3.703cm" style:legend-expansion="high" chart:style-name="ch2"/>
        <chart:plot-area chart:style-name="ch3" chart:data-source-has-labels="both" svg:x="0.32cm" svg:y="0.18cm" svg:width="13.169cm" svg:height="8.64cm">
          <chartooo:coordinate-region svg:x="1.232cm" svg:y="0.38cm" svg:width="11.885cm" svg:height="7.793cm"/>
          <chart:axis chart:dimension="x" chart:name="primary-x" chart:style-name="ch4" chartooo:axis-type="auto">
            <chart:categories table:cell-range-address="local-table.$A$2:.$A$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7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8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6</text:p>
              </table:table-cell>
              <table:table-cell office:value-type="string">
                <text:p/>
              </table:table-cell>
              <table:table-cell office:value-type="string">
                <text:p>max8</text:p>
              </table:table-cell>
              <table:table-cell office:value-type="string">
                <text:p/>
              </table:table-cell>
              <table:table-cell office:value-type="string">
                <text:p>max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.864890357174">
                <text:p>206.864890357174</text:p>
              </table:table-cell>
              <table:table-cell office:value-type="float" office:value="0.426276792239088">
                <text:p>0.426276792239088</text:p>
              </table:table-cell>
              <table:table-cell office:value-type="float" office:value="209.133393763601">
                <text:p>209.133393763601</text:p>
              </table:table-cell>
              <table:table-cell office:value-type="float" office:value="0.425798981385099">
                <text:p>0.425798981385099</text:p>
              </table:table-cell>
              <table:table-cell office:value-type="float" office:value="208.36982638366">
                <text:p>208.36982638366</text:p>
              </table:table-cell>
              <table:table-cell office:value-type="float" office:value="0.42651369108836">
                <text:p>0.42651369108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.832878410792">
                <text:p>331.832878410792</text:p>
              </table:table-cell>
              <table:table-cell office:value-type="float" office:value="0.374780008547302">
                <text:p>0.374780008547302</text:p>
              </table:table-cell>
              <table:table-cell office:value-type="float" office:value="336.267313549991">
                <text:p>336.267313549991</text:p>
              </table:table-cell>
              <table:table-cell office:value-type="float" office:value="0.380295730042662">
                <text:p>0.380295730042662</text:p>
              </table:table-cell>
              <table:table-cell office:value-type="float" office:value="334.918482884488">
                <text:p>334.918482884488</text:p>
              </table:table-cell>
              <table:table-cell office:value-type="float" office:value="0.380493098534006">
                <text:p>0.380493098534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1.428846534806">
                <text:p>421.428846534806</text:p>
              </table:table-cell>
              <table:table-cell office:value-type="float" office:value="0.358206424434732">
                <text:p>0.358206424434732</text:p>
              </table:table-cell>
              <table:table-cell office:value-type="float" office:value="429.020660482366">
                <text:p>429.020660482366</text:p>
              </table:table-cell>
              <table:table-cell office:value-type="float" office:value="0.356834593784073">
                <text:p>0.356834593784073</text:p>
              </table:table-cell>
              <table:table-cell office:value-type="float" office:value="426.473673410827">
                <text:p>426.473673410827</text:p>
              </table:table-cell>
              <table:table-cell office:value-type="float" office:value="0.357083519796023">
                <text:p>0.35708351979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9.386496678656">
                <text:p>579.386496678656</text:p>
              </table:table-cell>
              <table:table-cell office:value-type="float" office:value="0.336660330304513">
                <text:p>0.336660330304513</text:p>
              </table:table-cell>
              <table:table-cell office:value-type="float" office:value="605.26309272171">
                <text:p>605.26309272171</text:p>
              </table:table-cell>
              <table:table-cell office:value-type="float" office:value="0.346507183050914">
                <text:p>0.346507183050914</text:p>
              </table:table-cell>
              <table:table-cell office:value-type="float" office:value="594.638960167642">
                <text:p>594.638960167642</text:p>
              </table:table-cell>
              <table:table-cell office:value-type="float" office:value="0.347248176194554">
                <text:p>0.347248176194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3.388529520687">
                <text:p>703.388529520687</text:p>
              </table:table-cell>
              <table:table-cell office:value-type="float" office:value="0.290659305879264">
                <text:p>0.290659305879264</text:p>
              </table:table-cell>
              <table:table-cell office:value-type="float" office:value="727.230404590985">
                <text:p>727.230404590985</text:p>
              </table:table-cell>
              <table:table-cell office:value-type="float" office:value="0.290143765205599">
                <text:p>0.290143765205599</text:p>
              </table:table-cell>
              <table:table-cell office:value-type="float" office:value="718.049054434548">
                <text:p>718.049054434548</text:p>
              </table:table-cell>
              <table:table-cell office:value-type="float" office:value="0.290182134289679">
                <text:p>0.290182134289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7.367714304818">
                <text:p>827.367714304818</text:p>
              </table:table-cell>
              <table:table-cell office:value-type="float" office:value="0.282980104177519">
                <text:p>0.282980104177519</text:p>
              </table:table-cell>
              <table:table-cell office:value-type="float" office:value="855.343114177104">
                <text:p>855.343114177104</text:p>
              </table:table-cell>
              <table:table-cell office:value-type="float" office:value="0.278164639725587">
                <text:p>0.278164639725587</text:p>
              </table:table-cell>
              <table:table-cell office:value-type="float" office:value="848.844944866274">
                <text:p>848.844944866274</text:p>
              </table:table-cell>
              <table:table-cell office:value-type="float" office:value="0.279164723721671">
                <text:p>0.279164723721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5.864567291857">
                <text:p>985.864567291857</text:p>
              </table:table-cell>
              <table:table-cell office:value-type="float" office:value="0.279646968494163">
                <text:p>0.279646968494163</text:p>
              </table:table-cell>
              <table:table-cell office:value-type="float" office:value="1029.0426149461">
                <text:p>1029.0426149461</text:p>
              </table:table-cell>
              <table:table-cell office:value-type="float" office:value="0.278316362754528">
                <text:p>0.278316362754528</text:p>
              </table:table-cell>
              <table:table-cell office:value-type="float" office:value="1011.14986555294">
                <text:p>1011.14986555294</text:p>
              </table:table-cell>
              <table:table-cell office:value-type="float" office:value="0.278920084210928">
                <text:p>0.278920084210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9.175874029735">
                <text:p>969.175874029735</text:p>
              </table:table-cell>
              <table:table-cell office:value-type="float" office:value="0.274422990230703">
                <text:p>0.274422990230703</text:p>
              </table:table-cell>
              <table:table-cell office:value-type="float" office:value="990.499751216655">
                <text:p>990.499751216655</text:p>
              </table:table-cell>
              <table:table-cell office:value-type="float" office:value="0.271790364161908">
                <text:p>0.271790364161908</text:p>
              </table:table-cell>
              <table:table-cell office:value-type="float" office:value="982.738964769074">
                <text:p>982.738964769074</text:p>
              </table:table-cell>
              <table:table-cell office:value-type="float" office:value="0.272417041821914">
                <text:p>0.272417041821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8.79820187967">
                <text:p>1168.79820187967</text:p>
              </table:table-cell>
              <table:table-cell office:value-type="float" office:value="0.290045065307254">
                <text:p>0.290045065307254</text:p>
              </table:table-cell>
              <table:table-cell office:value-type="float" office:value="1203.293466151">
                <text:p>1203.293466151</text:p>
              </table:table-cell>
              <table:table-cell office:value-type="float" office:value="0.288818689785225">
                <text:p>0.288818689785225</text:p>
              </table:table-cell>
              <table:table-cell office:value-type="float" office:value="1182.44597535471">
                <text:p>1182.44597535471</text:p>
              </table:table-cell>
              <table:table-cell office:value-type="float" office:value="0.289463295850299">
                <text:p>0.289463295850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9.97839964855">
                <text:p>1239.97839964855</text:p>
              </table:table-cell>
              <table:table-cell office:value-type="float" office:value="0.27066934645888">
                <text:p>0.27066934645888</text:p>
              </table:table-cell>
              <table:table-cell office:value-type="float" office:value="1279.58171143709">
                <text:p>1279.58171143709</text:p>
              </table:table-cell>
              <table:table-cell office:value-type="float" office:value="0.269322391347846">
                <text:p>0.269322391347846</text:p>
              </table:table-cell>
              <table:table-cell office:value-type="float" office:value="1269.50961486689">
                <text:p>1269.50961486689</text:p>
              </table:table-cell>
              <table:table-cell office:value-type="float" office:value="0.26976103722632">
                <text:p>0.26976103722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1.16375895281">
                <text:p>1531.16375895281</text:p>
              </table:table-cell>
              <table:table-cell office:value-type="float" office:value="0.231894950460701">
                <text:p>0.231894950460701</text:p>
              </table:table-cell>
              <table:table-cell office:value-type="float" office:value="1594.69620213052">
                <text:p>1594.69620213052</text:p>
              </table:table-cell>
              <table:table-cell office:value-type="float" office:value="0.231440583101001">
                <text:p>0.231440583101001</text:p>
              </table:table-cell>
              <table:table-cell office:value-type="float" office:value="1580.52674701604">
                <text:p>1580.52674701604</text:p>
              </table:table-cell>
              <table:table-cell office:value-type="float" office:value="0.231339136369091">
                <text:p>0.23133913636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0.06348145474">
                <text:p>1480.06348145474</text:p>
              </table:table-cell>
              <table:table-cell office:value-type="float" office:value="0.236161974690846">
                <text:p>0.236161974690846</text:p>
              </table:table-cell>
              <table:table-cell office:value-type="float" office:value="1526.54600156125">
                <text:p>1526.54600156125</text:p>
              </table:table-cell>
              <table:table-cell office:value-type="float" office:value="0.234400828940887">
                <text:p>0.234400828940887</text:p>
              </table:table-cell>
              <table:table-cell office:value-type="float" office:value="1498.72763752136">
                <text:p>1498.72763752136</text:p>
              </table:table-cell>
              <table:table-cell office:value-type="float" office:value="0.235312062981884">
                <text:p>0.235312062981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3.04304564485">
                <text:p>1703.04304564485</text:p>
              </table:table-cell>
              <table:table-cell office:value-type="float" office:value="0.214082321473789">
                <text:p>0.214082321473789</text:p>
              </table:table-cell>
              <table:table-cell office:value-type="float" office:value="1778.66700648091">
                <text:p>1778.66700648091</text:p>
              </table:table-cell>
              <table:table-cell office:value-type="float" office:value="0.210280993775282">
                <text:p>0.210280993775282</text:p>
              </table:table-cell>
              <table:table-cell office:value-type="float" office:value="1760.4638986312">
                <text:p>1760.4638986312</text:p>
              </table:table-cell>
              <table:table-cell office:value-type="float" office:value="0.210789056445384">
                <text:p>0.210789056445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5.99717414667">
                <text:p>1825.99717414667</text:p>
              </table:table-cell>
              <table:table-cell office:value-type="float" office:value="0.217448920713472">
                <text:p>0.217448920713472</text:p>
              </table:table-cell>
              <table:table-cell office:value-type="float" office:value="1914.7964491364">
                <text:p>1914.7964491364</text:p>
              </table:table-cell>
              <table:table-cell office:value-type="float" office:value="0.208815520977296">
                <text:p>0.208815520977296</text:p>
              </table:table-cell>
              <table:table-cell office:value-type="float" office:value="1869.1725257738">
                <text:p>1869.1725257738</text:p>
              </table:table-cell>
              <table:table-cell office:value-type="float" office:value="0.215866126643445">
                <text:p>0.2158661266434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4.32758947539">
                <text:p>2134.32758947539</text:p>
              </table:table-cell>
              <table:table-cell office:value-type="float" office:value="0.20808162035456">
                <text:p>0.20808162035456</text:p>
              </table:table-cell>
              <table:table-cell office:value-type="float" office:value="2245.88700358758">
                <text:p>2245.88700358758</text:p>
              </table:table-cell>
              <table:table-cell office:value-type="float" office:value="0.203660591672763">
                <text:p>0.203660591672763</text:p>
              </table:table-cell>
              <table:table-cell office:value-type="float" office:value="2225.79668376212">
                <text:p>2225.79668376212</text:p>
              </table:table-cell>
              <table:table-cell office:value-type="float" office:value="0.203936109599182">
                <text:p>0.20393610959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7.15777843504">
                <text:p>1917.15777843504</text:p>
              </table:table-cell>
              <table:table-cell office:value-type="float" office:value="0.243325697512603">
                <text:p>0.243325697512603</text:p>
              </table:table-cell>
              <table:table-cell office:value-type="float" office:value="1971.34737585678">
                <text:p>1971.34737585678</text:p>
              </table:table-cell>
              <table:table-cell office:value-type="float" office:value="0.242958675260944">
                <text:p>0.242958675260944</text:p>
              </table:table-cell>
              <table:table-cell office:value-type="float" office:value="1949.53553746148">
                <text:p>1949.53553746148</text:p>
              </table:table-cell>
              <table:table-cell office:value-type="float" office:value="0.243269714781346">
                <text:p>0.243269714781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5.84572038299">
                <text:p>2385.84572038299</text:p>
              </table:table-cell>
              <table:table-cell office:value-type="float" office:value="0.199875538428009">
                <text:p>0.199875538428009</text:p>
              </table:table-cell>
              <table:table-cell office:value-type="float" office:value="2518.5838919735">
                <text:p>2518.5838919735</text:p>
              </table:table-cell>
              <table:table-cell office:value-type="float" office:value="0.196952461680086">
                <text:p>0.196952461680086</text:p>
              </table:table-cell>
              <table:table-cell office:value-type="float" office:value="2471.15832114518">
                <text:p>2471.15832114518</text:p>
              </table:table-cell>
              <table:table-cell office:value-type="float" office:value="0.198478338692315">
                <text:p>0.198478338692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9.11529944203">
                <text:p>2129.11529944203</text:p>
              </table:table-cell>
              <table:table-cell office:value-type="float" office:value="0.239816485249587">
                <text:p>0.239816485249587</text:p>
              </table:table-cell>
              <table:table-cell office:value-type="float" office:value="2184.99561260892">
                <text:p>2184.99561260892</text:p>
              </table:table-cell>
              <table:table-cell office:value-type="float" office:value="0.23955174060027">
                <text:p>0.23955174060027</text:p>
              </table:table-cell>
              <table:table-cell office:value-type="float" office:value="2163.21358944962">
                <text:p>2163.21358944962</text:p>
              </table:table-cell>
              <table:table-cell office:value-type="float" office:value="0.239922144441934">
                <text:p>0.239922144441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9.52943048495">
                <text:p>2569.52943048495</text:p>
              </table:table-cell>
              <table:table-cell office:value-type="float" office:value="0.188844711863069">
                <text:p>0.188844711863069</text:p>
              </table:table-cell>
              <table:table-cell office:value-type="float" office:value="2758.04808057768">
                <text:p>2758.04808057768</text:p>
              </table:table-cell>
              <table:table-cell office:value-type="float" office:value="0.185650604178461">
                <text:p>0.185650604178461</text:p>
              </table:table-cell>
              <table:table-cell office:value-type="float" office:value="2641.74717289605">
                <text:p>2641.74717289605</text:p>
              </table:table-cell>
              <table:table-cell office:value-type="float" office:value="0.187695683774913">
                <text:p>0.187695683774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915cm" svg:y="3.952cm" style:legend-expansion="high" chart:style-name="ch2"/>
        <chart:plot-area chart:style-name="ch3" chart:data-source-has-labels="both" svg:x="0.32cm" svg:y="0.18cm" svg:width="13.275cm" svg:height="8.64cm">
          <chartooo:coordinate-region svg:x="1.232cm" svg:y="0.38cm" svg:width="11.991cm" svg:height="7.793cm"/>
          <chart:axis chart:dimension="x" chart:name="primary-x" chart:style-name="ch4" chartooo:axis-type="auto">
            <chart:categories table:cell-range-address="local-table.$A$2:.$A$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7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in1</text:p>
              </table:table-cell>
              <table:table-cell office:value-type="string">
                <text:p/>
              </table:table-cell>
              <table:table-cell office:value-type="string">
                <text:p>mi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9.133393763601">
                <text:p>209.133393763601</text:p>
              </table:table-cell>
              <table:table-cell office:value-type="float" office:value="0.425798981385099">
                <text:p>0.425798981385099</text:p>
              </table:table-cell>
              <table:table-cell office:value-type="float" office:value="314.790110527081">
                <text:p>314.790110527081</text:p>
              </table:table-cell>
              <table:table-cell office:value-type="float" office:value="0.375033142576515">
                <text:p>0.3750331425765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6.267313549991">
                <text:p>336.267313549991</text:p>
              </table:table-cell>
              <table:table-cell office:value-type="float" office:value="0.380295730042662">
                <text:p>0.380295730042662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4218225409693">
                <text:p>0.3421822540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.020660482366">
                <text:p>429.020660482366</text:p>
              </table:table-cell>
              <table:table-cell office:value-type="float" office:value="0.356834593784073">
                <text:p>0.356834593784073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320240686455648">
                <text:p>0.320240686455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.26309272171">
                <text:p>605.26309272171</text:p>
              </table:table-cell>
              <table:table-cell office:value-type="float" office:value="0.346507183050914">
                <text:p>0.346507183050914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315993575615006">
                <text:p>0.31599357561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7.230404590985">
                <text:p>727.230404590985</text:p>
              </table:table-cell>
              <table:table-cell office:value-type="float" office:value="0.290143765205599">
                <text:p>0.290143765205599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54711097120299">
                <text:p>0.254711097120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5.343114177104">
                <text:p>855.343114177104</text:p>
              </table:table-cell>
              <table:table-cell office:value-type="float" office:value="0.278164639725587">
                <text:p>0.278164639725587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53976481802401">
                <text:p>0.253976481802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9.0426149461">
                <text:p>1029.0426149461</text:p>
              </table:table-cell>
              <table:table-cell office:value-type="float" office:value="0.278316362754528">
                <text:p>0.278316362754528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46575382400015">
                <text:p>0.24657538240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.499751216655">
                <text:p>990.499751216655</text:p>
              </table:table-cell>
              <table:table-cell office:value-type="float" office:value="0.271790364161908">
                <text:p>0.271790364161908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3656066657246">
                <text:p>0.23656066657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3.293466151">
                <text:p>1203.293466151</text:p>
              </table:table-cell>
              <table:table-cell office:value-type="float" office:value="0.288818689785225">
                <text:p>0.288818689785225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48292115430515">
                <text:p>0.24829211543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9.58171143709">
                <text:p>1279.58171143709</text:p>
              </table:table-cell>
              <table:table-cell office:value-type="float" office:value="0.269322391347846">
                <text:p>0.269322391347846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47804837271295">
                <text:p>0.24780483727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4.69620213052">
                <text:p>1594.69620213052</text:p>
              </table:table-cell>
              <table:table-cell office:value-type="float" office:value="0.231440583101001">
                <text:p>0.231440583101001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206815224765735">
                <text:p>0.206815224765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6.54600156125">
                <text:p>1526.54600156125</text:p>
              </table:table-cell>
              <table:table-cell office:value-type="float" office:value="0.234400828940887">
                <text:p>0.234400828940887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209307913700234">
                <text:p>0.20930791370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8.66700648091">
                <text:p>1778.66700648091</text:p>
              </table:table-cell>
              <table:table-cell office:value-type="float" office:value="0.210280993775282">
                <text:p>0.210280993775282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91809125155323">
                <text:p>0.191809125155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4.7964491364">
                <text:p>1914.7964491364</text:p>
              </table:table-cell>
              <table:table-cell office:value-type="float" office:value="0.208815520977296">
                <text:p>0.208815520977296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78419703437489">
                <text:p>0.178419703437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5.88700358758">
                <text:p>2245.88700358758</text:p>
              </table:table-cell>
              <table:table-cell office:value-type="float" office:value="0.203660591672763">
                <text:p>0.203660591672763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9031473725679">
                <text:p>0.19031473725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1.34737585678">
                <text:p>1971.34737585678</text:p>
              </table:table-cell>
              <table:table-cell office:value-type="float" office:value="0.242958675260944">
                <text:p>0.242958675260944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209620630047639">
                <text:p>0.209620630047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8.5838919735">
                <text:p>2518.5838919735</text:p>
              </table:table-cell>
              <table:table-cell office:value-type="float" office:value="0.196952461680086">
                <text:p>0.196952461680086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6546308738816">
                <text:p>0.16546308738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4.99561260892">
                <text:p>2184.99561260892</text:p>
              </table:table-cell>
              <table:table-cell office:value-type="float" office:value="0.23955174060027">
                <text:p>0.23955174060027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21019302921657">
                <text:p>0.221019302921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8.04808057768">
                <text:p>2758.04808057768</text:p>
              </table:table-cell>
              <table:table-cell office:value-type="float" office:value="0.185650604178461">
                <text:p>0.185650604178461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54944563323313">
                <text:p>0.154944563323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915cm" svg:y="3.952cm" style:legend-expansion="high" chart:style-name="ch2"/>
        <chart:plot-area chart:style-name="ch3" chart:data-source-has-labels="both" svg:x="0.32cm" svg:y="0.18cm" svg:width="13.275cm" svg:height="8.64cm">
          <chartooo:coordinate-region svg:x="1.232cm" svg:y="0.38cm" svg:width="11.991cm" svg:height="7.793cm"/>
          <chart:axis chart:dimension="x" chart:name="primary-x" chart:style-name="ch4" chartooo:axis-type="auto">
            <chart:categories table:cell-range-address="local-table.$A$2:.$A$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7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in1</text:p>
              </table:table-cell>
              <table:table-cell office:value-type="string">
                <text:p/>
              </table:table-cell>
              <table:table-cell office:value-type="string">
                <text:p>mi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9.133393763601">
                <text:p>209.133393763601</text:p>
              </table:table-cell>
              <table:table-cell office:value-type="float" office:value="0.387683384988678">
                <text:p>0.387683384988678</text:p>
              </table:table-cell>
              <table:table-cell office:value-type="float" office:value="314.790110527081">
                <text:p>314.790110527081</text:p>
              </table:table-cell>
              <table:table-cell office:value-type="float" office:value="0.344569948180652">
                <text:p>0.3445699481806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6.267313549991">
                <text:p>336.267313549991</text:p>
              </table:table-cell>
              <table:table-cell office:value-type="float" office:value="0.342641712897435">
                <text:p>0.342641712897435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1085385855647">
                <text:p>0.31085385855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.020660482366">
                <text:p>429.020660482366</text:p>
              </table:table-cell>
              <table:table-cell office:value-type="float" office:value="0.317161617029653">
                <text:p>0.317161617029653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86767224488988">
                <text:p>0.286767224488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.26309272171">
                <text:p>605.26309272171</text:p>
              </table:table-cell>
              <table:table-cell office:value-type="float" office:value="0.310717001513628">
                <text:p>0.310717001513628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85736655407884">
                <text:p>0.285736655407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7.230404590985">
                <text:p>727.230404590985</text:p>
              </table:table-cell>
              <table:table-cell office:value-type="float" office:value="0.264902289648637">
                <text:p>0.264902289648637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33817237837265">
                <text:p>0.233817237837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5.343114177104">
                <text:p>855.343114177104</text:p>
              </table:table-cell>
              <table:table-cell office:value-type="float" office:value="0.247283697492471">
                <text:p>0.247283697492471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27568545216521">
                <text:p>0.227568545216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9.0426149461">
                <text:p>1029.0426149461</text:p>
              </table:table-cell>
              <table:table-cell office:value-type="float" office:value="0.25051367414023">
                <text:p>0.25051367414023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23756063675861">
                <text:p>0.223756063675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.499751216655">
                <text:p>990.499751216655</text:p>
              </table:table-cell>
              <table:table-cell office:value-type="float" office:value="0.243564636913319">
                <text:p>0.243564636913319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14780715093838">
                <text:p>0.214780715093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3.293466151">
                <text:p>1203.293466151</text:p>
              </table:table-cell>
              <table:table-cell office:value-type="float" office:value="0.263494120178699">
                <text:p>0.263494120178699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25996265405158">
                <text:p>0.22599626540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9.58171143709">
                <text:p>1279.58171143709</text:p>
              </table:table-cell>
              <table:table-cell office:value-type="float" office:value="0.246362822325635">
                <text:p>0.246362822325635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28554731681435">
                <text:p>0.228554731681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4.69620213052">
                <text:p>1594.69620213052</text:p>
              </table:table-cell>
              <table:table-cell office:value-type="float" office:value="0.207672274768899">
                <text:p>0.207672274768899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84239300506999">
                <text:p>0.184239300506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6.54600156125">
                <text:p>1526.54600156125</text:p>
              </table:table-cell>
              <table:table-cell office:value-type="float" office:value="0.210687666696723">
                <text:p>0.210687666696723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89798302659866">
                <text:p>0.189798302659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8.66700648091">
                <text:p>1778.66700648091</text:p>
              </table:table-cell>
              <table:table-cell office:value-type="float" office:value="0.189126313722086">
                <text:p>0.189126313722086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74310573557182">
                <text:p>0.174310573557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4.7964491364">
                <text:p>1914.7964491364</text:p>
              </table:table-cell>
              <table:table-cell office:value-type="float" office:value="0.188830778870424">
                <text:p>0.188830778870424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62199172300605">
                <text:p>0.162199172300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5.88700358758">
                <text:p>2245.88700358758</text:p>
              </table:table-cell>
              <table:table-cell office:value-type="float" office:value="0.18612576055977">
                <text:p>0.18612576055977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75176118905238">
                <text:p>0.175176118905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1.34737585678">
                <text:p>1971.34737585678</text:p>
              </table:table-cell>
              <table:table-cell office:value-type="float" office:value="0.225435694379759">
                <text:p>0.225435694379759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93454095913467">
                <text:p>0.193454095913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8.5838919735">
                <text:p>2518.5838919735</text:p>
              </table:table-cell>
              <table:table-cell office:value-type="float" office:value="0.179692111734298">
                <text:p>0.179692111734298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51002534175443">
                <text:p>0.151002534175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4.99561260892">
                <text:p>2184.99561260892</text:p>
              </table:table-cell>
              <table:table-cell office:value-type="float" office:value="0.221300698791785">
                <text:p>0.221300698791785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05436825991526">
                <text:p>0.205436825991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8.04808057768">
                <text:p>2758.04808057768</text:p>
              </table:table-cell>
              <table:table-cell office:value-type="float" office:value="0.169374472702862">
                <text:p>0.169374472702862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41408034388232">
                <text:p>0.141408034388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89cm" svg:y="0.316cm" chart:style-name="ch2">
          <text:p>6month</text:p>
        </chart:title>
        <chart:legend chart:legend-position="end" svg:x="13.809cm" svg:y="3.703cm" style:legend-expansion="high" chart:style-name="ch3"/>
        <chart:plot-area chart:style-name="ch4" table:cell-range-address="min2.N6:min2.O24 min2.W6:min2.W24 min2.S6:min2.S24" chart:data-source-has-labels="row" svg:x="0.32cm" svg:y="1.301cm" svg:width="13.169cm" svg:height="7.519cm">
          <chartooo:coordinate-region svg:x="1.232cm" svg:y="1.5cm" svg:width="11.885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in2.O6:min2.O24" chart:label-cell-address="min2" chart:class="chart:scatter">
            <chart:domain table:cell-range-address="min2.N6:min2.N24"/>
            <chart:data-point chart:repeated="19"/>
          </chart:series>
          <chart:series chart:style-name="ch8" chart:values-cell-range-address="min2.W6:min2.W24" chart:label-cell-address="max8" chart:class="chart:scatter">
            <chart:data-point chart:repeated="19"/>
          </chart:series>
          <chart:series chart:style-name="ch9" chart:values-cell-range-address="min2.S6:min2.S24" chart:label-cell-address="max7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min2</text:p>
              </table:table-cell>
              <table:table-cell office:value-type="string">
                <text:p>max8</text:p>
              </table:table-cell>
              <table:table-cell office:value-type="string">
                <text:p>max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.236452611889">
                <text:p>308.236452611889</text:p>
                <draw:g>
                  <svg:desc>min2.N6:min2.N24</svg:desc>
                </draw:g>
              </table:table-cell>
              <table:table-cell office:value-type="float" office:value="0.372333924285685">
                <text:p>0.372333924285685</text:p>
                <draw:g>
                  <svg:desc>min2.O6:min2.O24</svg:desc>
                </draw:g>
              </table:table-cell>
              <table:table-cell office:value-type="float" office:value="0.375033142576515">
                <text:p>0.375033142576515</text:p>
                <draw:g>
                  <svg:desc>min2.W6:min2.W24</svg:desc>
                </draw:g>
              </table:table-cell>
              <table:table-cell office:value-type="float" office:value="0.374827622579726">
                <text:p>0.374827622579726</text:p>
                <draw:g>
                  <svg:desc>min2.S6:min2.S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.192166548273">
                <text:p>465.192166548273</text:p>
              </table:table-cell>
              <table:table-cell office:value-type="float" office:value="0.335229700547311">
                <text:p>0.335229700547311</text:p>
              </table:table-cell>
              <table:table-cell office:value-type="float" office:value="0.34218225409693">
                <text:p>0.34218225409693</text:p>
              </table:table-cell>
              <table:table-cell office:value-type="float" office:value="0.342124785813929">
                <text:p>0.342124785813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.696875900232">
                <text:p>604.696875900232</text:p>
              </table:table-cell>
              <table:table-cell office:value-type="float" office:value="0.317839397784554">
                <text:p>0.317839397784554</text:p>
              </table:table-cell>
              <table:table-cell office:value-type="float" office:value="0.320240686455648">
                <text:p>0.320240686455648</text:p>
              </table:table-cell>
              <table:table-cell office:value-type="float" office:value="0.318995808157809">
                <text:p>0.318995808157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4.311887892178">
                <text:p>794.311887892178</text:p>
              </table:table-cell>
              <table:table-cell office:value-type="float" office:value="0.294645074866591">
                <text:p>0.294645074866591</text:p>
              </table:table-cell>
              <table:table-cell office:value-type="float" office:value="0.315993575615006">
                <text:p>0.315993575615006</text:p>
              </table:table-cell>
              <table:table-cell office:value-type="float" office:value="0.316603621108123">
                <text:p>0.31660362110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7.976190893287">
                <text:p>977.976190893287</text:p>
              </table:table-cell>
              <table:table-cell office:value-type="float" office:value="0.253203562204164">
                <text:p>0.253203562204164</text:p>
              </table:table-cell>
              <table:table-cell office:value-type="float" office:value="0.254711097120299">
                <text:p>0.254711097120299</text:p>
              </table:table-cell>
              <table:table-cell office:value-type="float" office:value="0.253711389969644">
                <text:p>0.253711389969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9.3074992223">
                <text:p>1159.3074992223</text:p>
              </table:table-cell>
              <table:table-cell office:value-type="float" office:value="0.253637577128265">
                <text:p>0.253637577128265</text:p>
              </table:table-cell>
              <table:table-cell office:value-type="float" office:value="0.253976481802401">
                <text:p>0.253976481802401</text:p>
              </table:table-cell>
              <table:table-cell office:value-type="float" office:value="0.253784779517868">
                <text:p>0.253784779517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3.97013497222">
                <text:p>1353.97013497222</text:p>
              </table:table-cell>
              <table:table-cell office:value-type="float" office:value="0.246251136242261">
                <text:p>0.246251136242261</text:p>
              </table:table-cell>
              <table:table-cell office:value-type="float" office:value="0.246575382400015">
                <text:p>0.246575382400015</text:p>
              </table:table-cell>
              <table:table-cell office:value-type="float" office:value="0.246489714319015">
                <text:p>0.246489714319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8.1256010893">
                <text:p>1368.1256010893</text:p>
              </table:table-cell>
              <table:table-cell office:value-type="float" office:value="0.239994746119754">
                <text:p>0.239994746119754</text:p>
              </table:table-cell>
              <table:table-cell office:value-type="float" office:value="0.23656066657246">
                <text:p>0.23656066657246</text:p>
              </table:table-cell>
              <table:table-cell office:value-type="float" office:value="0.237183393132207">
                <text:p>0.237183393132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5.83353840914">
                <text:p>1635.83353840914</text:p>
              </table:table-cell>
              <table:table-cell office:value-type="float" office:value="0.248946736524916">
                <text:p>0.248946736524916</text:p>
              </table:table-cell>
              <table:table-cell office:value-type="float" office:value="0.248292115430515">
                <text:p>0.248292115430515</text:p>
              </table:table-cell>
              <table:table-cell office:value-type="float" office:value="0.248075979740564">
                <text:p>0.248075979740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8.91540352136">
                <text:p>1758.91540352136</text:p>
              </table:table-cell>
              <table:table-cell office:value-type="float" office:value="0.248456479576379">
                <text:p>0.248456479576379</text:p>
              </table:table-cell>
              <table:table-cell office:value-type="float" office:value="0.247804837271295">
                <text:p>0.247804837271295</text:p>
              </table:table-cell>
              <table:table-cell office:value-type="float" office:value="0.248325663464387">
                <text:p>0.248325663464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1.20182449739">
                <text:p>2061.20182449739</text:p>
              </table:table-cell>
              <table:table-cell office:value-type="float" office:value="0.209608392615645">
                <text:p>0.209608392615645</text:p>
              </table:table-cell>
              <table:table-cell office:value-type="float" office:value="0.206815224765735">
                <text:p>0.206815224765735</text:p>
              </table:table-cell>
              <table:table-cell office:value-type="float" office:value="0.209812971344083">
                <text:p>0.209812971344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8.83238203532">
                <text:p>2038.83238203532</text:p>
              </table:table-cell>
              <table:table-cell office:value-type="float" office:value="0.210576376388602">
                <text:p>0.210576376388602</text:p>
              </table:table-cell>
              <table:table-cell office:value-type="float" office:value="0.209307913700234">
                <text:p>0.209307913700234</text:p>
              </table:table-cell>
              <table:table-cell office:value-type="float" office:value="0.210286844118047">
                <text:p>0.210286844118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.89853794053">
                <text:p>2300.89853794053</text:p>
              </table:table-cell>
              <table:table-cell office:value-type="float" office:value="0.195407190330927">
                <text:p>0.195407190330927</text:p>
              </table:table-cell>
              <table:table-cell office:value-type="float" office:value="0.191809125155323">
                <text:p>0.191809125155323</text:p>
              </table:table-cell>
              <table:table-cell office:value-type="float" office:value="0.194786879076104">
                <text:p>0.194786879076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7.2372606274">
                <text:p>2487.2372606274</text:p>
              </table:table-cell>
              <table:table-cell office:value-type="float" office:value="0.186107002345065">
                <text:p>0.186107002345065</text:p>
              </table:table-cell>
              <table:table-cell office:value-type="float" office:value="0.178419703437489">
                <text:p>0.178419703437489</text:p>
              </table:table-cell>
              <table:table-cell office:value-type="float" office:value="0.186117844566284">
                <text:p>0.186117844566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3.37715294267">
                <text:p>2703.37715294267</text:p>
              </table:table-cell>
              <table:table-cell office:value-type="float" office:value="0.193995513126013">
                <text:p>0.193995513126013</text:p>
              </table:table-cell>
              <table:table-cell office:value-type="float" office:value="0.19031473725679">
                <text:p>0.19031473725679</text:p>
              </table:table-cell>
              <table:table-cell office:value-type="float" office:value="0.190522923854173">
                <text:p>0.190522923854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1.99473810924">
                <text:p>2651.99473810924</text:p>
              </table:table-cell>
              <table:table-cell office:value-type="float" office:value="0.209498157554465">
                <text:p>0.209498157554465</text:p>
              </table:table-cell>
              <table:table-cell office:value-type="float" office:value="0.209620630047639">
                <text:p>0.209620630047639</text:p>
              </table:table-cell>
              <table:table-cell office:value-type="float" office:value="0.209825366829586">
                <text:p>0.209825366829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2.74889773033">
                <text:p>3102.74889773033</text:p>
              </table:table-cell>
              <table:table-cell office:value-type="float" office:value="0.174171640711896">
                <text:p>0.174171640711896</text:p>
              </table:table-cell>
              <table:table-cell office:value-type="float" office:value="0.16546308738816">
                <text:p>0.16546308738816</text:p>
              </table:table-cell>
              <table:table-cell office:value-type="float" office:value="0.166948987584209">
                <text:p>0.166948987584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67.07654529675">
                <text:p>2967.07654529675</text:p>
              </table:table-cell>
              <table:table-cell office:value-type="float" office:value="0.220068795788904">
                <text:p>0.220068795788904</text:p>
              </table:table-cell>
              <table:table-cell office:value-type="float" office:value="0.221019302921657">
                <text:p>0.221019302921657</text:p>
              </table:table-cell>
              <table:table-cell office:value-type="float" office:value="0.221169034686474">
                <text:p>0.221169034686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4.95027008579">
                <text:p>3324.95027008579</text:p>
              </table:table-cell>
              <table:table-cell office:value-type="float" office:value="0.159979295027052">
                <text:p>0.159979295027052</text:p>
              </table:table-cell>
              <table:table-cell office:value-type="float" office:value="0.154944563323313">
                <text:p>0.154944563323313</text:p>
              </table:table-cell>
              <table:table-cell office:value-type="float" office:value="0.157934074849177">
                <text:p>0.157934074849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72cm" svg:y="0.316cm" chart:style-name="ch2">
          <text:p>Last Week</text:p>
        </chart:title>
        <chart:legend chart:legend-position="end" svg:x="13.915cm" svg:y="3.703cm" style:legend-expansion="high" chart:style-name="ch3"/>
        <chart:plot-area chart:style-name="ch4" chart:data-source-has-labels="both" svg:x="1.331cm" svg:y="1.301cm" svg:width="12.264cm" svg:height="6.538cm">
          <chartooo:coordinate-region svg:x="2.243cm" svg:y="1.5cm" svg:width="10.98cm" svg:height="5.692cm"/>
          <chart:axis chart:dimension="x" chart:name="primary-x" chart:style-name="ch5" chartooo:axis-type="auto">
            <chart:title svg:x="6.691cm" svg:y="8.019cm" chart:style-name="ch6">
              <text:p>Block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11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dd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949385783942055">
                <text:p>0.949385783942055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950164921272591">
                <text:p>0.950164921272591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95535255590153">
                <text:p>0.955352555901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944127186312616">
                <text:p>0.944127186312616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944774780773542">
                <text:p>0.94477478077354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949703034982855">
                <text:p>0.949703034982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939805287128506">
                <text:p>0.939805287128506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94070618851171">
                <text:p>0.94070618851171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946151199150525">
                <text:p>0.94615119915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93766686541008">
                <text:p>0.93766686541008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938018954162516">
                <text:p>0.938018954162516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943672916051999">
                <text:p>0.94367291605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934338968522088">
                <text:p>0.934338968522088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936339738563851">
                <text:p>0.936339738563851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939594012026528">
                <text:p>0.939594012026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932644466803298">
                <text:p>0.932644466803298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934458411750608">
                <text:p>0.934458411750608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936490002467789">
                <text:p>0.936490002467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931795929018174">
                <text:p>0.931795929018174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932129140047202">
                <text:p>0.932129140047202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937352516361392">
                <text:p>0.93735251636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926934688540064">
                <text:p>0.926934688540064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92440332526064">
                <text:p>0.92440332526064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936293133415135">
                <text:p>0.936293133415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931062761383039">
                <text:p>0.931062761383039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923306075567785">
                <text:p>0.923306075567785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936463452515287">
                <text:p>0.936463452515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925218714796837">
                <text:p>0.925218714796837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921814358302961">
                <text:p>0.921814358302961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932977115076399">
                <text:p>0.932977115076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925788826626653">
                <text:p>0.925788826626653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920472069765076">
                <text:p>0.920472069765076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931491289766003">
                <text:p>0.931491289766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925640912780439">
                <text:p>0.925640912780439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91942287809184">
                <text:p>0.91942287809184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933131546478652">
                <text:p>0.933131546478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921609586992415">
                <text:p>0.921609586992415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919018838500644">
                <text:p>0.919018838500644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92933007775391">
                <text:p>0.92933007775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911787096883235">
                <text:p>0.911787096883235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918607184032052">
                <text:p>0.918607184032052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929399219212168">
                <text:p>0.929399219212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912456323006164">
                <text:p>0.912456323006164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918140747434491">
                <text:p>0.918140747434491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931440463491451">
                <text:p>0.931440463491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918487433388121">
                <text:p>0.918487433388121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917880700441224">
                <text:p>0.917880700441224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932774774009801">
                <text:p>0.932774774009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91580120570353">
                <text:p>0.91580120570353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915917516749883">
                <text:p>0.915917516749883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921264641465955">
                <text:p>0.921264641465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92020596219658">
                <text:p>0.92020596219658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915606155619762">
                <text:p>0.915606155619762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929724095320012">
                <text:p>0.929724095320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917233832945154">
                <text:p>0.917233832945154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915339558638433">
                <text:p>0.915339558638433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924619654605448">
                <text:p>0.924619654605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last yr</text:p>
        </chart:title>
        <chart:legend chart:legend-position="end" svg:x="13.809cm" svg:y="3.703cm" style:legend-expansion="high" chart:style-name="ch3"/>
        <chart:plot-area chart:style-name="ch4" table:cell-range-address="min2.N26:min2.O44 min2.S26:min2.S44 min2.W26:min2.W44" chart:data-source-has-labels="row" svg:x="0.32cm" svg:y="1.301cm" svg:width="13.169cm" svg:height="7.519cm">
          <chartooo:coordinate-region svg:x="1.232cm" svg:y="1.5cm" svg:width="11.886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in2.O26:min2.O44" chart:label-cell-address="max6" chart:class="chart:scatter">
            <chart:domain table:cell-range-address="min2.N26:min2.N44"/>
            <chart:data-point chart:repeated="19"/>
          </chart:series>
          <chart:series chart:style-name="ch8" chart:values-cell-range-address="min2.S26:min2.S44" chart:label-cell-address="max7" chart:class="chart:scatter">
            <chart:domain table:cell-range-address="min2.R26:min2.R44"/>
            <chart:data-point chart:repeated="19"/>
          </chart:series>
          <chart:series chart:style-name="ch9" chart:values-cell-range-address="min2.W26:min2.W44" chart:label-cell-address="max8" chart:class="chart:scatter">
            <chart:domain table:cell-range-address="min2.V26:min2.V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max6</text:p>
              </table:table-cell>
              <table:table-cell office:value-type="string">
                <text:p>Column R</text:p>
              </table:table-cell>
              <table:table-cell office:value-type="string">
                <text:p>max7</text:p>
              </table:table-cell>
              <table:table-cell office:value-type="string">
                <text:p>Column V</text:p>
              </table:table-cell>
              <table:table-cell office:value-type="string">
                <text:p>max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.236452611889">
                <text:p>308.236452611889</text:p>
                <draw:g>
                  <svg:desc>min2.N26:min2.N44</svg:desc>
                </draw:g>
              </table:table-cell>
              <table:table-cell office:value-type="float" office:value="0.339053930060755">
                <text:p>0.339053930060755</text:p>
                <draw:g>
                  <svg:desc>min2.O26:min2.O44</svg:desc>
                </draw:g>
              </table:table-cell>
              <table:table-cell office:value-type="float" office:value="312.599456331419">
                <text:p>312.599456331419</text:p>
                <draw:g>
                  <svg:desc>min2.R26:min2.R44</svg:desc>
                </draw:g>
              </table:table-cell>
              <table:table-cell office:value-type="float" office:value="0.343848172571829">
                <text:p>0.343848172571829</text:p>
                <draw:g>
                  <svg:desc>min2.S26:min2.S44</svg:desc>
                </draw:g>
              </table:table-cell>
              <table:table-cell office:value-type="float" office:value="314.790110527081">
                <text:p>314.790110527081</text:p>
                <draw:g>
                  <svg:desc>min2.V26:min2.V44</svg:desc>
                </draw:g>
              </table:table-cell>
              <table:table-cell office:value-type="float" office:value="0.344569948180652">
                <text:p>0.344569948180652</text:p>
                <draw:g>
                  <svg:desc>min2.W26:min2.W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.192166548273">
                <text:p>465.192166548273</text:p>
              </table:table-cell>
              <table:table-cell office:value-type="float" office:value="0.304371966988227">
                <text:p>0.304371966988227</text:p>
              </table:table-cell>
              <table:table-cell office:value-type="float" office:value="470.979061148837">
                <text:p>470.979061148837</text:p>
              </table:table-cell>
              <table:table-cell office:value-type="float" office:value="0.310949104720496">
                <text:p>0.310949104720496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1085385855647">
                <text:p>0.31085385855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.696875900232">
                <text:p>604.696875900232</text:p>
              </table:table-cell>
              <table:table-cell office:value-type="float" office:value="0.282404728899832">
                <text:p>0.282404728899832</text:p>
              </table:table-cell>
              <table:table-cell office:value-type="float" office:value="612.881114209992">
                <text:p>612.881114209992</text:p>
              </table:table-cell>
              <table:table-cell office:value-type="float" office:value="0.285239398291635">
                <text:p>0.285239398291635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86767224488988">
                <text:p>0.286767224488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4.311887892178">
                <text:p>794.311887892178</text:p>
              </table:table-cell>
              <table:table-cell office:value-type="float" office:value="0.264319383423326">
                <text:p>0.264319383423326</text:p>
              </table:table-cell>
              <table:table-cell office:value-type="float" office:value="814.585643839742">
                <text:p>814.585643839742</text:p>
              </table:table-cell>
              <table:table-cell office:value-type="float" office:value="0.28597380626104">
                <text:p>0.28597380626104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85736655407884">
                <text:p>0.285736655407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7.976190893287">
                <text:p>977.976190893287</text:p>
              </table:table-cell>
              <table:table-cell office:value-type="float" office:value="0.232869083864673">
                <text:p>0.232869083864673</text:p>
              </table:table-cell>
              <table:table-cell office:value-type="float" office:value="1011.80186692927">
                <text:p>1011.80186692927</text:p>
              </table:table-cell>
              <table:table-cell office:value-type="float" office:value="0.233035681847011">
                <text:p>0.233035681847011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33817237837265">
                <text:p>0.233817237837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9.3074992223">
                <text:p>1159.3074992223</text:p>
              </table:table-cell>
              <table:table-cell office:value-type="float" office:value="0.226460253548123">
                <text:p>0.226460253548123</text:p>
              </table:table-cell>
              <table:table-cell office:value-type="float" office:value="1197.18411516334">
                <text:p>1197.18411516334</text:p>
              </table:table-cell>
              <table:table-cell office:value-type="float" office:value="0.227387535268989">
                <text:p>0.227387535268989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27568545216521">
                <text:p>0.227568545216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3.97013497222">
                <text:p>1353.97013497222</text:p>
              </table:table-cell>
              <table:table-cell office:value-type="float" office:value="0.222538942070767">
                <text:p>0.222538942070767</text:p>
              </table:table-cell>
              <table:table-cell office:value-type="float" office:value="1395.71531458742">
                <text:p>1395.71531458742</text:p>
              </table:table-cell>
              <table:table-cell office:value-type="float" office:value="0.223572996140196">
                <text:p>0.223572996140196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23756063675861">
                <text:p>0.223756063675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8.1256010893">
                <text:p>1368.1256010893</text:p>
              </table:table-cell>
              <table:table-cell office:value-type="float" office:value="0.216848315669164">
                <text:p>0.216848315669164</text:p>
              </table:table-cell>
              <table:table-cell office:value-type="float" office:value="1396.5194567755">
                <text:p>1396.5194567755</text:p>
              </table:table-cell>
              <table:table-cell office:value-type="float" office:value="0.215301977446089">
                <text:p>0.215301977446089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14780715093838">
                <text:p>0.214780715093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5.83353840914">
                <text:p>1635.83353840914</text:p>
              </table:table-cell>
              <table:table-cell office:value-type="float" office:value="0.226287311123799">
                <text:p>0.226287311123799</text:p>
              </table:table-cell>
              <table:table-cell office:value-type="float" office:value="1687.66251469073">
                <text:p>1687.66251469073</text:p>
              </table:table-cell>
              <table:table-cell office:value-type="float" office:value="0.225645417142282">
                <text:p>0.225645417142282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25996265405158">
                <text:p>0.22599626540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8.91540352136">
                <text:p>1758.91540352136</text:p>
              </table:table-cell>
              <table:table-cell office:value-type="float" office:value="0.228012421749">
                <text:p>0.228012421749</text:p>
              </table:table-cell>
              <table:table-cell office:value-type="float" office:value="1795.72019541689">
                <text:p>1795.72019541689</text:p>
              </table:table-cell>
              <table:table-cell office:value-type="float" office:value="0.227730126643686">
                <text:p>0.227730126643686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28554731681435">
                <text:p>0.228554731681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1.20182449739">
                <text:p>2061.20182449739</text:p>
              </table:table-cell>
              <table:table-cell office:value-type="float" office:value="0.18970704592165">
                <text:p>0.18970704592165</text:p>
              </table:table-cell>
              <table:table-cell office:value-type="float" office:value="2131.52491594711">
                <text:p>2131.52491594711</text:p>
              </table:table-cell>
              <table:table-cell office:value-type="float" office:value="0.189366514204104">
                <text:p>0.189366514204104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84239300506999">
                <text:p>0.184239300506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8.83238203532">
                <text:p>2038.83238203532</text:p>
              </table:table-cell>
              <table:table-cell office:value-type="float" office:value="0.190890241572087">
                <text:p>0.190890241572087</text:p>
              </table:table-cell>
              <table:table-cell office:value-type="float" office:value="2072.09831663598">
                <text:p>2072.09831663598</text:p>
              </table:table-cell>
              <table:table-cell office:value-type="float" office:value="0.190853405278306">
                <text:p>0.190853405278306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89798302659866">
                <text:p>0.189798302659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.89853794053">
                <text:p>2300.89853794053</text:p>
              </table:table-cell>
              <table:table-cell office:value-type="float" office:value="0.17747975626652">
                <text:p>0.17747975626652</text:p>
              </table:table-cell>
              <table:table-cell office:value-type="float" office:value="2363.49434416096">
                <text:p>2363.49434416096</text:p>
              </table:table-cell>
              <table:table-cell office:value-type="float" office:value="0.177095097213635">
                <text:p>0.177095097213635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74310573557182">
                <text:p>0.174310573557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7.2372606274">
                <text:p>2487.2372606274</text:p>
              </table:table-cell>
              <table:table-cell office:value-type="float" office:value="0.169495761600472">
                <text:p>0.169495761600472</text:p>
              </table:table-cell>
              <table:table-cell office:value-type="float" office:value="2544.16866413826">
                <text:p>2544.16866413826</text:p>
              </table:table-cell>
              <table:table-cell office:value-type="float" office:value="0.169606202467498">
                <text:p>0.169606202467498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62199172300605">
                <text:p>0.162199172300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3.37715294267">
                <text:p>2703.37715294267</text:p>
              </table:table-cell>
              <table:table-cell office:value-type="float" office:value="0.17845463415226">
                <text:p>0.17845463415226</text:p>
              </table:table-cell>
              <table:table-cell office:value-type="float" office:value="2816.72483245565">
                <text:p>2816.72483245565</text:p>
              </table:table-cell>
              <table:table-cell office:value-type="float" office:value="0.175281052564673">
                <text:p>0.175281052564673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75176118905238">
                <text:p>0.175176118905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1.99473810924">
                <text:p>2651.99473810924</text:p>
              </table:table-cell>
              <table:table-cell office:value-type="float" office:value="0.193303046278157">
                <text:p>0.193303046278157</text:p>
              </table:table-cell>
              <table:table-cell office:value-type="float" office:value="2713.12110034194">
                <text:p>2713.12110034194</text:p>
              </table:table-cell>
              <table:table-cell office:value-type="float" office:value="0.19378394377678">
                <text:p>0.19378394377678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93454095913467">
                <text:p>0.193454095913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2.74889773033">
                <text:p>3102.74889773033</text:p>
              </table:table-cell>
              <table:table-cell office:value-type="float" office:value="0.159215710472884">
                <text:p>0.159215710472884</text:p>
              </table:table-cell>
              <table:table-cell office:value-type="float" office:value="3247.14414461767">
                <text:p>3247.14414461767</text:p>
              </table:table-cell>
              <table:table-cell office:value-type="float" office:value="0.152789022298463">
                <text:p>0.152789022298463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51002534175443">
                <text:p>0.151002534175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67.07654529675">
                <text:p>2967.07654529675</text:p>
              </table:table-cell>
              <table:table-cell office:value-type="float" office:value="0.204481918603422">
                <text:p>0.204481918603422</text:p>
              </table:table-cell>
              <table:table-cell office:value-type="float" office:value="3081.35601987805">
                <text:p>3081.35601987805</text:p>
              </table:table-cell>
              <table:table-cell office:value-type="float" office:value="0.205311404021538">
                <text:p>0.205311404021538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05436825991526">
                <text:p>0.205436825991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4.95027008579">
                <text:p>3324.95027008579</text:p>
              </table:table-cell>
              <table:table-cell office:value-type="float" office:value="0.146477240906804">
                <text:p>0.146477240906804</text:p>
              </table:table-cell>
              <table:table-cell office:value-type="float" office:value="3548.8091011296">
                <text:p>3548.8091011296</text:p>
              </table:table-cell>
              <table:table-cell office:value-type="float" office:value="0.144697410337536">
                <text:p>0.144697410337536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41408034388232">
                <text:p>0.1414080343882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19cm" svg:y="0.316cm" chart:style-name="ch2">
          <text:p>Last Month</text:p>
        </chart:title>
        <chart:legend chart:legend-position="end" svg:x="13.915cm" svg:y="3.703cm" style:legend-expansion="high" chart:style-name="ch3"/>
        <chart:plot-area chart:style-name="ch4" chart:data-source-has-labels="both" svg:x="1.331cm" svg:y="1.301cm" svg:width="12.264cm" svg:height="6.538cm">
          <chartooo:coordinate-region svg:x="2.243cm" svg:y="1.5cm" svg:width="10.98cm" svg:height="5.692cm"/>
          <chart:axis chart:dimension="x" chart:name="primary-x" chart:style-name="ch5" chartooo:axis-type="auto">
            <chart:title svg:x="6.691cm" svg:y="8.019cm" chart:style-name="ch6">
              <text:p>Block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11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dd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88766998001889">
                <text:p>0.88766998001889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89831973141878">
                <text:p>0.89831973141878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889050589466033">
                <text:p>0.8890505894660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877933576350172">
                <text:p>0.87793357635017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888193563435537">
                <text:p>0.888193563435537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879265511502508">
                <text:p>0.879265511502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87073624516189">
                <text:p>0.87073624516189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881100563353129">
                <text:p>0.881100563353129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87147138185703">
                <text:p>0.87147138185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867026072538441">
                <text:p>0.867026072538441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877390771352319">
                <text:p>0.877390771352319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86691129080757">
                <text:p>0.86691129080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860486484653394">
                <text:p>0.860486484653394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869304859299523">
                <text:p>0.869304859299523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86395118373522">
                <text:p>0.86395118373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856879802103709">
                <text:p>0.856879802103709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864181722590279">
                <text:p>0.864181722590279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860928803032714">
                <text:p>0.860928803032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856975269415177">
                <text:p>0.85697526941517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865633385045719">
                <text:p>0.865633385045719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857088175314823">
                <text:p>0.857088175314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851200382965395">
                <text:p>0.851200382965395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864489739639483">
                <text:p>0.864489739639483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848801003091198">
                <text:p>0.848801003091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855525436167974">
                <text:p>0.855525436167974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86394237035131">
                <text:p>0.86394237035131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847006528665422">
                <text:p>0.847006528665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84921003847248">
                <text:p>0.84921003847248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859597772777411">
                <text:p>0.859597772777411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845064903209556">
                <text:p>0.84506490320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847154693195675">
                <text:p>0.847154693195675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855517541960265">
                <text:p>0.855517541960265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843277135412683">
                <text:p>0.843277135412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847144419815523">
                <text:p>0.847144419815523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858514479738659">
                <text:p>0.858514479738659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841716092342424">
                <text:p>0.841716092342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841166554843957">
                <text:p>0.841166554843957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851573340674294">
                <text:p>0.851573340674294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841070388806978">
                <text:p>0.841070388806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831772046842317">
                <text:p>0.831772046842317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852686120770364">
                <text:p>0.852686120770364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84046600028816">
                <text:p>0.84046600028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832989670917882">
                <text:p>0.832989670917882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855489134677669">
                <text:p>0.855489134677669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839802837984891">
                <text:p>0.839802837984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841297308788517">
                <text:p>0.841297308788517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858446483657409">
                <text:p>0.858446483657409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839350172096448">
                <text:p>0.839350172096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835715520931614">
                <text:p>0.835715520931614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842600536776338">
                <text:p>0.842600536776338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836070138914138">
                <text:p>0.836070138914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842010094896485">
                <text:p>0.842010094896485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854410531382687">
                <text:p>0.854410531382687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835544796008548">
                <text:p>0.835544796008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835460270679896">
                <text:p>0.835460270679896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844072042199307">
                <text:p>0.844072042199307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835210094388764">
                <text:p>0.8352100943887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004cm" svg:y="0.316cm" chart:style-name="ch2">
          <text:p>Last Year</text:p>
        </chart:title>
        <chart:legend chart:legend-position="end" svg:x="13.915cm" svg:y="3.703cm" style:legend-expansion="high" chart:style-name="ch3"/>
        <chart:plot-area chart:style-name="ch4" chart:data-source-has-labels="both" svg:x="1.331cm" svg:y="1.301cm" svg:width="12.264cm" svg:height="6.538cm">
          <chartooo:coordinate-region svg:x="2.243cm" svg:y="1.5cm" svg:width="10.98cm" svg:height="5.692cm"/>
          <chart:axis chart:dimension="x" chart:name="primary-x" chart:style-name="ch5" chartooo:axis-type="auto">
            <chart:title svg:x="6.691cm" svg:y="8.019cm" chart:style-name="ch6">
              <text:p>BlockSize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E$2:.$E$21" chart:label-cell-address="local-table.$E$1" chart:class="chart:scatter">
            <chart:domain table:cell-range-address="local-table.$D$2:.$D$21"/>
            <chart:data-point chart:repeated="20"/>
          </chart:series>
          <chart:series chart:style-name="ch11" chart:values-cell-range-address="local-table.$G$2:.$G$21" chart:label-cell-address="local-table.$G$1" chart:class="chart:scatter">
            <chart:domain table:cell-range-address="local-table.$F$2:.$F$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dd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411847775139921">
                <text:p>0.411847775139921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416198386585356">
                <text:p>0.416198386585356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451778043448194">
                <text:p>0.4517780434481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368882880267571">
                <text:p>0.36888288026757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379904062476326">
                <text:p>0.379904062476326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411720939995334">
                <text:p>0.411720939995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344884578585953">
                <text:p>0.344884578585953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341801013574054">
                <text:p>0.341801013574054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379335918955925">
                <text:p>0.379335918955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338563539377728">
                <text:p>0.338563539377728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326982721261819">
                <text:p>0.326982721261819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376569983107663">
                <text:p>0.376569983107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294829430290852">
                <text:p>0.294829430290852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315736881050904">
                <text:p>0.315736881050904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326168240083924">
                <text:p>0.326168240083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276188277571282">
                <text:p>0.276188277571282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305178634413179">
                <text:p>0.305178634413179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305625536298657">
                <text:p>0.305625536298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280884142263217">
                <text:p>0.280884142263217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2894690850135">
                <text:p>0.2894690850135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308577540530858">
                <text:p>0.308577540530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274175287052384">
                <text:p>0.274175287052384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27753515942805">
                <text:p>0.27753515942805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316387456938135">
                <text:p>0.316387456938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294126319479427">
                <text:p>0.294126319479427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273126083406264">
                <text:p>0.273126083406264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322937308488977">
                <text:p>0.322937308488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278307931519992">
                <text:p>0.278307931519992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262845752215985">
                <text:p>0.262845752215985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303179707406775">
                <text:p>0.303179707406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238271226373546">
                <text:p>0.238271226373546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258373575383011">
                <text:p>0.2583735753830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269871828248373">
                <text:p>0.269871828248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242833069021711">
                <text:p>0.242833069021711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255676418955581">
                <text:p>0.255676418955581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290412340157775">
                <text:p>0.290412340157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223675017242321">
                <text:p>0.223675017242321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253712325778918">
                <text:p>0.253712325778918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247738353757483">
                <text:p>0.247738353757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222753540328721">
                <text:p>0.222753540328721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251599536257422">
                <text:p>0.251599536257422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264329206238147">
                <text:p>0.264329206238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220295982919656">
                <text:p>0.220295982919656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249849668669168">
                <text:p>0.249849668669168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26822230067725">
                <text:p>0.26822230067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258151717954768">
                <text:p>0.258151717954768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248301277856157">
                <text:p>0.248301277856157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297067292475972">
                <text:p>0.297067292475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218031534410848">
                <text:p>0.218031534410848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230272169727562">
                <text:p>0.230272169727562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233608090455374">
                <text:p>0.233608090455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253086442316972">
                <text:p>0.253086442316972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224646805569581">
                <text:p>0.224646805569581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285956854099546">
                <text:p>0.285956854099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208713399349555">
                <text:p>0.208713399349555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223339851047189">
                <text:p>0.22333985104718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230475630095268">
                <text:p>0.230475630095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2 year</text:p>
        </chart:title>
        <chart:legend chart:legend-position="end" svg:x="13.809cm" svg:y="3.703cm" style:legend-expansion="high" chart:style-name="ch3"/>
        <chart:plot-area chart:style-name="ch4" table:cell-range-address="min2.N46:min2.O64 min2.S46:min2.S64 min2.W46:min2.W64" chart:data-source-has-labels="row" svg:x="0.32cm" svg:y="1.301cm" svg:width="13.169cm" svg:height="7.519cm">
          <chartooo:coordinate-region svg:x="1.232cm" svg:y="1.501cm" svg:width="11.886cm" svg:height="6.67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in2.O46:min2.O64" chart:label-cell-address="max6" chart:class="chart:scatter">
            <chart:domain table:cell-range-address="min2.N46:min2.N64"/>
            <chart:data-point chart:repeated="19"/>
          </chart:series>
          <chart:series chart:style-name="ch8" chart:values-cell-range-address="min2.S46:min2.S64" chart:label-cell-address="max7" chart:class="chart:scatter">
            <chart:domain table:cell-range-address="min2.R46:min2.R64"/>
            <chart:data-point chart:repeated="19"/>
          </chart:series>
          <chart:series chart:style-name="ch9" chart:values-cell-range-address="min2.W46:min2.W64" chart:label-cell-address="max8" chart:class="chart:scatter">
            <chart:domain table:cell-range-address="min2.V46:min2.V6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max6</text:p>
              </table:table-cell>
              <table:table-cell office:value-type="string">
                <text:p>Column R</text:p>
              </table:table-cell>
              <table:table-cell office:value-type="string">
                <text:p>max7</text:p>
              </table:table-cell>
              <table:table-cell office:value-type="string">
                <text:p>Column V</text:p>
              </table:table-cell>
              <table:table-cell office:value-type="string">
                <text:p>max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.236452611889">
                <text:p>308.236452611889</text:p>
                <draw:g>
                  <svg:desc>min2.N46:min2.N64</svg:desc>
                </draw:g>
              </table:table-cell>
              <table:table-cell office:value-type="float" office:value="0.292954044468397">
                <text:p>0.292954044468397</text:p>
                <draw:g>
                  <svg:desc>min2.O46:min2.O64</svg:desc>
                </draw:g>
              </table:table-cell>
              <table:table-cell office:value-type="float" office:value="312.599456331419">
                <text:p>312.599456331419</text:p>
                <draw:g>
                  <svg:desc>min2.R46:min2.R64</svg:desc>
                </draw:g>
              </table:table-cell>
              <table:table-cell office:value-type="float" office:value="0.295624573761062">
                <text:p>0.295624573761062</text:p>
                <draw:g>
                  <svg:desc>min2.S46:min2.S64</svg:desc>
                </draw:g>
              </table:table-cell>
              <table:table-cell office:value-type="float" office:value="314.790110527081">
                <text:p>314.790110527081</text:p>
                <draw:g>
                  <svg:desc>min2.V46:min2.V64</svg:desc>
                </draw:g>
              </table:table-cell>
              <table:table-cell office:value-type="float" office:value="0.296973541480069">
                <text:p>0.296973541480069</text:p>
                <draw:g>
                  <svg:desc>min2.W46:min2.W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.192166548273">
                <text:p>465.192166548273</text:p>
              </table:table-cell>
              <table:table-cell office:value-type="float" office:value="0.266737798280267">
                <text:p>0.266737798280267</text:p>
              </table:table-cell>
              <table:table-cell office:value-type="float" office:value="470.979061148837">
                <text:p>470.979061148837</text:p>
              </table:table-cell>
              <table:table-cell office:value-type="float" office:value="0.273165512188405">
                <text:p>0.273165512188405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272981100563614">
                <text:p>0.272981100563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.696875900232">
                <text:p>604.696875900232</text:p>
              </table:table-cell>
              <table:table-cell office:value-type="float" office:value="0.247116181345993">
                <text:p>0.247116181345993</text:p>
              </table:table-cell>
              <table:table-cell office:value-type="float" office:value="612.881114209992">
                <text:p>612.881114209992</text:p>
              </table:table-cell>
              <table:table-cell office:value-type="float" office:value="0.249874553542354">
                <text:p>0.249874553542354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51689671206854">
                <text:p>0.251689671206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4.311887892178">
                <text:p>794.311887892178</text:p>
              </table:table-cell>
              <table:table-cell office:value-type="float" office:value="0.227820700118566">
                <text:p>0.227820700118566</text:p>
              </table:table-cell>
              <table:table-cell office:value-type="float" office:value="814.585643839742">
                <text:p>814.585643839742</text:p>
              </table:table-cell>
              <table:table-cell office:value-type="float" office:value="0.248221259661879">
                <text:p>0.248221259661879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4781236276298">
                <text:p>0.24781236276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7.976190893287">
                <text:p>977.976190893287</text:p>
              </table:table-cell>
              <table:table-cell office:value-type="float" office:value="0.204225185094591">
                <text:p>0.204225185094591</text:p>
              </table:table-cell>
              <table:table-cell office:value-type="float" office:value="1011.80186692927">
                <text:p>1011.80186692927</text:p>
              </table:table-cell>
              <table:table-cell office:value-type="float" office:value="0.20544312639357">
                <text:p>0.20544312639357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06651808563849">
                <text:p>0.206651808563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9.3074992223">
                <text:p>1159.3074992223</text:p>
              </table:table-cell>
              <table:table-cell office:value-type="float" office:value="0.200267221668716">
                <text:p>0.200267221668716</text:p>
              </table:table-cell>
              <table:table-cell office:value-type="float" office:value="1197.18411516334">
                <text:p>1197.18411516334</text:p>
              </table:table-cell>
              <table:table-cell office:value-type="float" office:value="0.20218651545781">
                <text:p>0.20218651545781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02434866108755">
                <text:p>0.202434866108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3.97013497222">
                <text:p>1353.97013497222</text:p>
              </table:table-cell>
              <table:table-cell office:value-type="float" office:value="0.198311353794462">
                <text:p>0.198311353794462</text:p>
              </table:table-cell>
              <table:table-cell office:value-type="float" office:value="1395.71531458742">
                <text:p>1395.71531458742</text:p>
              </table:table-cell>
              <table:table-cell office:value-type="float" office:value="0.199709012294914">
                <text:p>0.199709012294914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00140449232204">
                <text:p>0.200140449232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8.1256010893">
                <text:p>1368.1256010893</text:p>
              </table:table-cell>
              <table:table-cell office:value-type="float" office:value="0.196010939199583">
                <text:p>0.196010939199583</text:p>
              </table:table-cell>
              <table:table-cell office:value-type="float" office:value="1396.5194567755">
                <text:p>1396.5194567755</text:p>
              </table:table-cell>
              <table:table-cell office:value-type="float" office:value="0.194347308486935">
                <text:p>0.194347308486935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193955171947958">
                <text:p>0.193955171947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5.83353840914">
                <text:p>1635.83353840914</text:p>
              </table:table-cell>
              <table:table-cell office:value-type="float" office:value="0.204487543869397">
                <text:p>0.204487543869397</text:p>
              </table:table-cell>
              <table:table-cell office:value-type="float" office:value="1687.66251469073">
                <text:p>1687.66251469073</text:p>
              </table:table-cell>
              <table:table-cell office:value-type="float" office:value="0.204007605589443">
                <text:p>0.204007605589443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04542878304773">
                <text:p>0.204542878304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8.91540352136">
                <text:p>1758.91540352136</text:p>
              </table:table-cell>
              <table:table-cell office:value-type="float" office:value="0.20787795119091">
                <text:p>0.20787795119091</text:p>
              </table:table-cell>
              <table:table-cell office:value-type="float" office:value="1795.72019541689">
                <text:p>1795.72019541689</text:p>
              </table:table-cell>
              <table:table-cell office:value-type="float" office:value="0.20786408043335">
                <text:p>0.20786408043335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08278320130319">
                <text:p>0.208278320130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1.20182449739">
                <text:p>2061.20182449739</text:p>
              </table:table-cell>
              <table:table-cell office:value-type="float" office:value="0.170910658594093">
                <text:p>0.170910658594093</text:p>
              </table:table-cell>
              <table:table-cell office:value-type="float" office:value="2131.52491594711">
                <text:p>2131.52491594711</text:p>
              </table:table-cell>
              <table:table-cell office:value-type="float" office:value="0.170913080409521">
                <text:p>0.170913080409521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66777842963138">
                <text:p>0.166777842963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8.83238203532">
                <text:p>2038.83238203532</text:p>
              </table:table-cell>
              <table:table-cell office:value-type="float" office:value="0.171796941411344">
                <text:p>0.171796941411344</text:p>
              </table:table-cell>
              <table:table-cell office:value-type="float" office:value="2072.09831663598">
                <text:p>2072.09831663598</text:p>
              </table:table-cell>
              <table:table-cell office:value-type="float" office:value="0.171485072707336">
                <text:p>0.171485072707336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70749012854107">
                <text:p>0.170749012854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.89853794053">
                <text:p>2300.89853794053</text:p>
              </table:table-cell>
              <table:table-cell office:value-type="float" office:value="0.161052337508401">
                <text:p>0.161052337508401</text:p>
              </table:table-cell>
              <table:table-cell office:value-type="float" office:value="2363.49434416096">
                <text:p>2363.49434416096</text:p>
              </table:table-cell>
              <table:table-cell office:value-type="float" office:value="0.160726456416226">
                <text:p>0.160726456416226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58072646069881">
                <text:p>0.158072646069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7.2372606274">
                <text:p>2487.2372606274</text:p>
              </table:table-cell>
              <table:table-cell office:value-type="float" office:value="0.153922399797307">
                <text:p>0.153922399797307</text:p>
              </table:table-cell>
              <table:table-cell office:value-type="float" office:value="2544.16866413826">
                <text:p>2544.16866413826</text:p>
              </table:table-cell>
              <table:table-cell office:value-type="float" office:value="0.154059633718344">
                <text:p>0.154059633718344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47076558264211">
                <text:p>0.147076558264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3.37715294267">
                <text:p>2703.37715294267</text:p>
              </table:table-cell>
              <table:table-cell office:value-type="float" office:value="0.162311183361009">
                <text:p>0.162311183361009</text:p>
              </table:table-cell>
              <table:table-cell office:value-type="float" office:value="2816.72483245565">
                <text:p>2816.72483245565</text:p>
              </table:table-cell>
              <table:table-cell office:value-type="float" office:value="0.15954189754358">
                <text:p>0.15954189754358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59456160164586">
                <text:p>0.15945616016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1.99473810924">
                <text:p>2651.99473810924</text:p>
              </table:table-cell>
              <table:table-cell office:value-type="float" office:value="0.176084944091103">
                <text:p>0.176084944091103</text:p>
              </table:table-cell>
              <table:table-cell office:value-type="float" office:value="2713.12110034194">
                <text:p>2713.12110034194</text:p>
              </table:table-cell>
              <table:table-cell office:value-type="float" office:value="0.176199510147886">
                <text:p>0.176199510147886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76128016020291">
                <text:p>0.176128016020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2.74889773033">
                <text:p>3102.74889773033</text:p>
              </table:table-cell>
              <table:table-cell office:value-type="float" office:value="0.145259901919054">
                <text:p>0.145259901919054</text:p>
              </table:table-cell>
              <table:table-cell office:value-type="float" office:value="3247.14414461767">
                <text:p>3247.14414461767</text:p>
              </table:table-cell>
              <table:table-cell office:value-type="float" office:value="0.138607140523939">
                <text:p>0.138607140523939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37477385007442">
                <text:p>0.137477385007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67.07654529675">
                <text:p>2967.07654529675</text:p>
              </table:table-cell>
              <table:table-cell office:value-type="float" office:value="0.189117750023685">
                <text:p>0.189117750023685</text:p>
              </table:table-cell>
              <table:table-cell office:value-type="float" office:value="3081.35601987805">
                <text:p>3081.35601987805</text:p>
              </table:table-cell>
              <table:table-cell office:value-type="float" office:value="0.190484098737674">
                <text:p>0.190484098737674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19081593322824">
                <text:p>0.19081593322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4.95027008579">
                <text:p>3324.95027008579</text:p>
              </table:table-cell>
              <table:table-cell office:value-type="float" office:value="0.132629205446808">
                <text:p>0.132629205446808</text:p>
              </table:table-cell>
              <table:table-cell office:value-type="float" office:value="3548.8091011296">
                <text:p>3548.8091011296</text:p>
              </table:table-cell>
              <table:table-cell office:value-type="float" office:value="0.130892523430148">
                <text:p>0.130892523430148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28082519660329">
                <text:p>0.1280825196603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